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mbria" svg:font-family="Cambria"/>
    <style:font-face style:name="Courier New" svg:font-family="'Courier New'"/>
    <style:font-face style:name="Georgia" svg:font-family="Georgia"/>
    <style:font-face style:name="OpenSymbol" svg:font-family="OpenSymbol"/>
    <style:font-face style:name="Times New Roman1" svg:font-family="'Times New Roman'"/>
    <style:font-face style:name="Cambria1" svg:font-family="Cambria" style:font-family-generic="roman"/>
    <style:font-face style:name="Ubuntu" svg:font-family="Ubuntu"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FreeMono" svg:font-family="FreeMono" style:font-adornments="Negreta" style:font-family-generic="modern" style:font-pitch="fixed"/>
    <style:font-face style:name="DejaVu Serif Condensed" svg:font-family="'DejaVu Serif Condensed'" style:font-adornments="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office:font-face-decls>
  <office:automatic-styles>
    <style:style style:name="Tableau1" style:family="table">
      <style:table-properties style:width="16.51cm" fo:margin-left="0.176cm" table:align="left" style:writing-mode="lr-tb"/>
    </style:style>
    <style:style style:name="Tableau1.A" style:family="table-column">
      <style:table-column-properties style:column-width="8.255cm"/>
    </style:style>
    <style:style style:name="Tableau1.A1" style:family="table-cell">
      <style:table-cell-properties style:vertical-align="top" fo:padding="0.176cm" fo:border="0.035cm solid #000000"/>
    </style:style>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style:font-name="Courier New" fo:font-size="11pt" style:font-name-asian="Courier New" style:font-size-asian="11pt" style:font-name-complex="Courier New" style:font-size-complex="11pt"/>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style>
    <style:style style:name="P5" style:family="paragraph" style:parent-style-name="Standard">
      <style:paragraph-properties fo:break-before="auto" fo:break-after="auto" style:writing-mode="lr-tb"/>
    </style:style>
    <style:style style:name="P6"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9" style:family="paragraph" style:parent-style-name="Standard">
      <style:paragraph-properties fo:margin-left="0cm" fo:margin-right="0cm" fo:orphans="2" fo:widows="2" fo:text-indent="0cm" style:auto-text-indent="false"/>
    </style:style>
    <style:style style:name="P10" style:family="paragraph" style:parent-style-name="Standard">
      <style:paragraph-properties fo:margin-left="0cm" fo:margin-right="0cm" fo:text-indent="0cm" style:auto-text-indent="false" style:writing-mode="lr-tb"/>
    </style:style>
    <style:style style:name="P11" style:family="paragraph" style:parent-style-name="Standard">
      <style:paragraph-properties fo:margin-left="0cm" fo:margin-right="0cm" fo:text-indent="0cm" style:auto-text-indent="false" fo:break-before="auto" fo:break-after="auto" style:writing-mode="lr-tb"/>
    </style:style>
    <style:style style:name="P12" style:family="paragraph" style:parent-style-name="Standard" style:list-style-name=""/>
    <style:style style:name="P13" style:family="paragraph" style:parent-style-name="Standard" style:list-style-name="LS2">
      <style:paragraph-properties fo:margin-top="0cm" fo:margin-bottom="0cm" fo:break-before="auto" fo:break-after="auto" style:writing-mode="lr-tb"/>
    </style:style>
    <style:style style:name="P14" style:family="paragraph" style:parent-style-name="Standard" style:list-style-name="LS10">
      <style:paragraph-properties fo:margin-top="0cm" fo:margin-bottom="0cm" fo:break-before="auto" fo:break-after="auto" style:writing-mode="lr-tb"/>
    </style:style>
    <style:style style:name="P15" style:family="paragraph" style:parent-style-name="Standard">
      <style:paragraph-properties fo:margin-top="0cm" fo:margin-bottom="0cm" style:writing-mode="lr-tb"/>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break-before="auto" fo:break-after="auto" style:writing-mode="lr-tb"/>
    </style:style>
    <style:style style:name="P17" style:family="paragraph" style:parent-style-name="Standard">
      <style:paragraph-properties fo:break-before="auto" fo:break-after="auto"/>
    </style:style>
    <style:style style:name="P18" style:family="paragraph" style:parent-style-name="Standard">
      <style:paragraph-properties style:writing-mode="lr-tb"/>
    </style:style>
    <style:style style:name="P19" style:family="paragraph" style:parent-style-name="Text_20_body" style:list-style-name="">
      <style:paragraph-properties fo:margin-left="0cm" fo:margin-right="0cm" fo:line-height="100%" fo:text-align="center" style:justify-single-word="false" fo:orphans="2" fo:widows="2" fo:text-indent="0cm" style:auto-text-indent="false" fo:break-before="auto" fo:break-after="auto" fo:padding="0.049cm" fo:border="0.002cm solid #000000" style:shadow="none" style:writing-mode="lr-tb"/>
      <style:text-properties fo:color="#000000" style:text-line-through-style="none" style:font-name="DejaVu Serif Condensed"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20" style:family="paragraph" style:parent-style-name="Text_20_body" style:list-style-name="">
      <style:paragraph-properties fo:margin-left="0cm" fo:margin-right="0cm" fo:line-height="100%" fo:text-align="center" style:justify-single-word="false" fo:orphans="2" fo:widows="2" fo:text-indent="0cm" style:auto-text-indent="false" fo:break-before="auto" fo:break-after="auto" fo:padding="0.049cm" fo:border="0.002cm solid #000000" style:shadow="none" style:writing-mode="lr-tb"/>
      <style:text-properties fo:color="#000000" style:text-line-through-style="none" style:font-name="DejaVu Serif Condensed" fo:font-size="36pt" fo:font-style="normal" style:text-underline-style="none" fo:font-weight="bold" style:font-name-asian="Cambria" style:font-size-asian="36pt" style:font-style-asian="normal" style:font-weight-asian="bold" style:font-name-complex="Cambria" style:font-size-complex="36pt" style:font-style-complex="normal" style:font-weight-complex="bold"/>
    </style:style>
    <style:style style:name="P21" style:family="paragraph" style:parent-style-name="Text_20_body" style:list-style-name="">
      <style:paragraph-properties fo:margin-left="0cm" fo:margin-right="0cm" fo:line-height="100%" fo:text-align="center" style:justify-single-word="false" fo:orphans="2" fo:widows="2" fo:text-indent="0cm" style:auto-text-indent="false" fo:break-before="auto" fo:break-after="auto" fo:padding="0.049cm" fo:border="0.002cm solid #000000" style:shadow="none" style:writing-mode="lr-tb"/>
    </style:style>
    <style:style style:name="P22" style:family="paragraph" style:parent-style-name="Heading_20_2">
      <style:paragraph-properties fo:break-before="auto" fo:break-after="auto" style:writing-mode="lr-tb"/>
    </style:style>
    <style:style style:name="P23" style:family="paragraph" style:parent-style-name="Heading_20_2"/>
    <style:style style:name="P24" style:family="paragraph" style:parent-style-name="Heading_20_2">
      <style:paragraph-properties style:writing-mode="lr-tb"/>
    </style:style>
    <style:style style:name="P25" style:family="paragraph"/>
    <style:style style:name="P26" style:family="paragraph" style:parent-style-name="Heading_20_3">
      <style:paragraph-properties fo:break-before="auto" fo:break-after="auto" style:writing-mode="lr-tb"/>
    </style:style>
    <style:style style:name="P27" style:family="paragraph" style:parent-style-name="Heading_20_3">
      <style:paragraph-properties style:writing-mode="lr-tb"/>
    </style:style>
    <style:style style:name="P28" style:family="paragraph" style:parent-style-name="Heading_20_1" style:list-style-name="">
      <style:paragraph-properties fo:line-height="100%" fo:text-align="justify" style:justify-single-word="false" fo:orphans="2" fo:widows="2"/>
    </style:style>
    <style:style style:name="P29" style:family="paragraph" style:parent-style-name="Heading_20_1" style:list-style-name="">
      <style:paragraph-properties fo:line-height="100%" fo:text-align="justify" style:justify-single-word="false" fo:orphans="2" fo:widows="2"/>
    </style:style>
    <style:style style:name="P30" style:family="paragraph" style:parent-style-name="Heading_20_1" style:list-style-name="">
      <style:paragraph-properties fo:line-height="100%" fo:text-align="justify" style:justify-single-word="false" fo:orphans="2" fo:widows="2" fo:break-before="auto" fo:break-after="auto" style:writing-mode="lr-tb"/>
    </style:style>
    <style:style style:name="P31" style:family="paragraph" style:parent-style-name="Heading_20_1">
      <style:paragraph-properties fo:break-before="page" style:writing-mode="lr-tb"/>
    </style:style>
    <style:style style:name="P32" style:family="paragraph">
      <style:paragraph-properties fo:break-before="page"/>
    </style:style>
    <style:style style:name="P33" style:family="paragraph" style:parent-style-name="Preformatted_20_Text">
      <style:paragraph-properties fo:margin-left="0cm" fo:margin-right="0cm" fo:orphans="2" fo:widows="2" fo:text-indent="0cm" style:auto-text-indent="false" fo:background-color="#ffffff">
        <style:background-image/>
      </style:paragraph-properties>
      <style:text-properties fo:font-variant="normal" fo:text-transform="none" fo:color="#181615" style:font-name="Times New Roman1" fo:letter-spacing="normal" fo:font-style="normal" fo:font-weight="normal"/>
    </style:style>
    <style:style style:name="P34" style:family="paragraph" style:parent-style-name="Preformatted_20_Text">
      <style:paragraph-properties fo:margin-left="0cm" fo:margin-right="0cm" fo:orphans="2" fo:widows="2" fo:text-indent="0cm" style:auto-text-indent="false" fo:background-color="#ffffff">
        <style:background-image/>
      </style:paragraph-properties>
    </style:style>
    <style:style style:name="P35" style:family="paragraph" style:parent-style-name="Preformatted_20_Text">
      <style:paragraph-properties fo:margin-left="0cm" fo:margin-right="0cm" fo:margin-top="0cm" fo:margin-bottom="0cm" fo:line-height="115%" fo:text-align="start" style:justify-single-word="false" fo:text-indent="0cm" style:auto-text-indent="false" fo:break-before="auto" fo:break-after="auto" style:writing-mode="lr-tb"/>
      <style:text-properties fo:font-variant="normal" fo:text-transform="none" fo:color="#181615" style:font-name="Times New Roman1" fo:letter-spacing="normal" fo:font-style="normal" fo:font-weight="normal"/>
    </style:style>
    <style:style style:name="P36" style:family="paragraph" style:parent-style-name="Preformatted_20_Text">
      <style:paragraph-properties fo:orphans="2" fo:widows="2" fo:background-color="#ffffff">
        <style:background-image/>
      </style:paragraph-properties>
      <style:text-properties fo:font-variant="normal" fo:text-transform="none" fo:color="#181615" style:font-name="Times New Roman1" fo:letter-spacing="normal" fo:font-style="normal" fo:font-weight="normal"/>
    </style:style>
    <style:style style:name="P37" style:family="paragraph" style:parent-style-name="Preformatted_20_Text">
      <style:paragraph-properties fo:orphans="2" fo:widows="2" fo:background-color="#ffffff">
        <style:background-image/>
      </style:paragraph-properties>
      <style:text-properties fo:font-variant="normal" fo:text-transform="none" fo:color="#181615" fo:letter-spacing="normal"/>
    </style:style>
    <style:style style:name="P38" style:family="paragraph" style:parent-style-name="Preformatted_20_Text">
      <style:paragraph-properties fo:orphans="2" fo:widows="2" fo:background-color="#ffffff">
        <style:background-image/>
      </style:paragraph-properties>
    </style:style>
    <style:style style:name="P39" style:family="paragraph" style:parent-style-name="Preformatted_20_Text">
      <style:paragraph-properties fo:margin-top="0cm" fo:margin-bottom="0.499cm" fo:orphans="2" fo:widows="2" fo:background-color="#ffffff">
        <style:background-image/>
      </style:paragraph-properties>
    </style:style>
    <style:style style:name="P40" style:family="paragraph" style:parent-style-name="Preformatted_20_Text">
      <style:paragraph-properties fo:break-before="auto" fo:break-after="auto" style:writing-mode="lr-tb"/>
      <style:text-properties fo:font-variant="normal" fo:text-transform="none" fo:color="#181615" style:font-name="Times New Roman1" fo:letter-spacing="normal" fo:font-style="normal" fo:font-weight="normal"/>
    </style:style>
    <style:style style:name="P41" style:family="paragraph" style:parent-style-name="Preformatted_20_Text" style:list-style-name="LS3">
      <style:paragraph-properties fo:margin-top="0cm" fo:margin-bottom="0cm" fo:break-before="auto" fo:break-after="auto" style:writing-mode="lr-tb"/>
    </style:style>
    <style:style style:name="P42" style:family="paragraph" style:parent-style-name="Preformatted_20_Text" style:list-style-name="LS4">
      <style:paragraph-properties fo:margin-top="0cm" fo:margin-bottom="0cm" fo:break-before="auto" fo:break-after="auto" style:writing-mode="lr-tb"/>
    </style:style>
    <style:style style:name="P43" style:family="paragraph" style:parent-style-name="Preformatted_20_Text" style:list-style-name="LS5">
      <style:paragraph-properties fo:margin-top="0cm" fo:margin-bottom="0cm" fo:break-before="auto" fo:break-after="auto" style:writing-mode="lr-tb"/>
    </style:style>
    <style:style style:name="P44" style:family="paragraph" style:parent-style-name="Preformatted_20_Text" style:list-style-name="LS6">
      <style:paragraph-properties fo:margin-top="0cm" fo:margin-bottom="0cm" fo:break-before="auto" fo:break-after="auto" style:writing-mode="lr-tb"/>
    </style:style>
    <style:style style:name="P45" style:family="paragraph" style:parent-style-name="Preformatted_20_Text" style:list-style-name="LS7">
      <style:paragraph-properties fo:margin-top="0cm" fo:margin-bottom="0cm" fo:break-before="auto" fo:break-after="auto" style:writing-mode="lr-tb"/>
    </style:style>
    <style:style style:name="P46" style:family="paragraph" style:parent-style-name="Preformatted_20_Text" style:list-style-name="LS8">
      <style:paragraph-properties fo:margin-top="0cm" fo:margin-bottom="0cm" fo:break-before="auto" fo:break-after="auto" style:writing-mode="lr-tb"/>
    </style:style>
    <style:style style:name="P47" style:family="paragraph" style:parent-style-name="Preformatted_20_Text" style:list-style-name="LS9">
      <style:paragraph-properties fo:margin-top="0cm" fo:margin-bottom="0cm" fo:break-before="auto" fo:break-after="auto" style:writing-mode="lr-tb"/>
    </style:style>
    <style:style style:name="P48" style:family="paragraph" style:parent-style-name="Preformatted_20_Text" style:list-style-name="LS10">
      <style:paragraph-properties fo:margin-top="0cm" fo:margin-bottom="0cm"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1pt" style:font-name-asian="Courier New" style:font-size-asian="11pt" style:font-name-complex="Courier New" style:font-size-complex="11pt"/>
    </style:style>
    <style:style style:name="T5"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6" style:family="text">
      <style:text-properties fo:color="#000000" style:text-line-through-style="none" style:font-name="DejaVu Serif Condensed"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7" style:family="text">
      <style:text-properties fo:color="#000000" style:text-line-through-style="none" style:font-name="DejaVu Serif Condensed"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8" style:family="text">
      <style:text-properties fo:font-variant="normal" fo:text-transform="none" fo:color="#000000" fo:letter-spacing="normal" fo:background-color="transparent"/>
    </style:style>
    <style:style style:name="T9" style:family="text">
      <style:text-properties fo:font-variant="normal" fo:text-transform="none" fo:color="#c00000" fo:font-size="10pt" fo:letter-spacing="normal" fo:font-style="normal" fo:font-weight="bold" style:font-size-asian="10pt" style:font-size-complex="10pt"/>
    </style:style>
    <style:style style:name="T10" style:family="text">
      <style:text-properties fo:font-variant="normal" fo:text-transform="none" fo:color="#c00000" fo:letter-spacing="normal" fo:font-style="normal" fo:font-weight="bold"/>
    </style:style>
    <style:style style:name="T11" style:family="text">
      <style:text-properties fo:font-variant="normal" fo:text-transform="none" fo:color="#181615" style:font-name="Times New Roman1" fo:letter-spacing="normal" fo:font-style="normal" fo:font-weight="normal"/>
    </style:style>
    <style:style style:name="T12" style:family="text">
      <style:text-properties fo:font-variant="normal" fo:text-transform="none" fo:color="#181615" fo:font-size="10pt" fo:letter-spacing="normal" fo:font-style="normal" fo:font-weight="normal" style:font-size-asian="10pt" style:font-size-complex="10pt"/>
    </style:style>
    <style:style style:name="T13" style:family="text">
      <style:text-properties fo:font-variant="normal" fo:text-transform="none" fo:color="#181615" fo:letter-spacing="normal" fo:font-style="normal" fo:font-weight="normal"/>
    </style:style>
    <style:style style:name="T14" style:family="text">
      <style:text-properties fo:font-variant="normal" fo:text-transform="none" fo:color="#181615" style:font-name="Courier New" fo:font-size="10pt" fo:letter-spacing="normal" fo:font-style="normal" fo:font-weight="normal" style:font-name-asian="Courier New" style:font-size-asian="10pt" style:font-name-complex="Courier New" style:font-size-complex="10pt"/>
    </style:style>
    <style:style style:name="T15" style:family="text">
      <style:text-properties fo:font-variant="normal" fo:text-transform="none" fo:color="#008000" style:font-name="Courier New" fo:font-size="10pt" fo:letter-spacing="normal" fo:font-style="normal" fo:font-weight="normal" style:font-name-asian="Courier New" style:font-size-asian="10pt" style:font-name-complex="Courier New" style:font-size-complex="10pt"/>
    </style:style>
    <style:style style:name="T16" style:family="text">
      <style:text-properties fo:font-variant="normal" fo:text-transform="none" fo:color="#008000" fo:font-size="10pt" fo:letter-spacing="normal" fo:font-style="normal" fo:font-weight="normal" style:font-size-asian="10pt" style:font-size-complex="10pt"/>
    </style:style>
    <style:style style:name="T17" style:family="text">
      <style:text-properties fo:color="#c00000" fo:font-weight="bold"/>
    </style:style>
    <style:style style:name="T18" style:family="text">
      <style:text-properties fo:color="#c00000" fo:font-size="10pt" fo:font-weight="bold" style:font-size-asian="10pt" style:font-size-complex="10pt"/>
    </style:style>
    <style:style style:name="T19" style:family="text">
      <style:text-properties fo:color="#c00000" fo:font-style="normal" fo:font-weight="bold"/>
    </style:style>
    <style:style style:name="T20" style:family="text">
      <style:text-properties fo:font-style="normal" fo:font-weight="normal"/>
    </style:style>
    <style:style style:name="T21" style:family="text">
      <style:text-properties fo:color="#008000" fo:font-style="normal" fo:font-weight="normal"/>
    </style:style>
    <style:style style:name="T22" style:family="text">
      <style:text-properties fo:font-size="10pt" style:font-size-asian="10pt" style:font-size-complex="10pt"/>
    </style:style>
    <style:style style:name="T23" style:family="text">
      <style:text-properties style:font-name="DejaVu Sans Mono"/>
    </style:style>
    <style:style style:name="T24" style:family="text">
      <style:text-properties style:font-name="DejaVu Sans Mono" fo:font-size="10pt" style:font-name-asian="Courier New" style:font-size-asian="10pt" style:font-name-complex="Courier New" style:font-size-complex="10pt"/>
    </style:style>
    <style:style style:name="T25" style:family="text">
      <style:text-properties style:font-name="DejaVu Sans Mono" fo:font-size="10pt" style:font-size-asian="10pt" style:font-size-complex="10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Rapport de projet d'informatique</text:h>
      <text:h text:style-name="P19" text:outline-level="1">Florian TAVARES – Jérémy FANGUEDE</text:h>
      <text:h text:style-name="P21" text:outline-level="1"><text:span text:style-name="T7">PET-C 2011/2012</text:span></text:h>
      <text:h text:style-name="P28" text:outline-level="1">SOMMAIRE</text:h>
      <text:h text:style-name="P12" text:outline-level="1">Introduction</text:h>
      <text:h text:style-name="P12" text:outline-level="1">Spécifications</text:h>
      <text:h text:style-name="P12" text:outline-level="1"><text:tab/>Analyse initiale du projet</text:h>
      <text:h text:style-name="P12" text:outline-level="1"><text:tab/>Données : description des structures de données</text:h>
      <text:h text:style-name="P12" text:outline-level="1"><text:tab/>Fonctions : en-têtes et rôles des fonctions essentielles</text:h>
      <text:h text:style-name="P12" text:outline-level="1"><text:tab/>Tests prévus</text:h>
      <text:h text:style-name="P12" text:outline-level="1"><text:tab/>Répartition du travail et planning prévu</text:h>
      <text:h text:style-name="P12" text:outline-level="1">Implémentation</text:h>
      <text:h text:style-name="P12" text:outline-level="1"><text:tab/>Etat du logiciel</text:h>
      <text:h text:style-name="P12" text:outline-level="1"><text:tab/>Tests effectués</text:h>
      <text:h text:style-name="P12" text:outline-level="1"><text:tab/>Exemple d'éxécution</text:h>
      <text:h text:style-name="P12" text:outline-level="1"><text:tab/>Optimisations et extensions réalisées</text:h>
      <text:h text:style-name="P12" text:outline-level="1">Suivi</text:h>
      <text:h text:style-name="P12" text:outline-level="1"><text:tab/>Problèmes rencontrés</text:h>
      <text:h text:style-name="P12" text:outline-level="1"><text:tab/>Qu'avons-nous appris et que faudrait-il faire de plus ?</text:h>
      <text:h text:style-name="P12" text:outline-level="1"><text:tab/>Suggestions d'améliorations</text:h>
      <text:h text:style-name="P12" text:outline-level="1">Conclusion</text:h>
      <text:h text:outline-level="1"><text:bookmark-start text:name="h.i4g1889p64yf"/>Introduction<text:bookmark-end text:name="h.i4g1889p64yf"/></text:h>
      <text:p text:style-name="P5">Le but de ce projet est de réaliser une application en langage C qui calcule et affiche l'itinéraire de métro le plus court entre deux stations choisies par un utilisateur. L'application s'appuie pour cela sur des fichiers CSV contenant la liste de toutes les stations parisiennes ainsi que les liaisons existant entre celles-ci.</text:p>
      <text:p text:style-name="P5">D'un point de vue abstrait, l'ensemble des informations contenu dans ces fichiers peut être représenté sous la forme d'un graphe où chaque nœud représente une station et chaque arc un trajet possible entre deux stations. A chaque arc est associé un coût qui offre une bonne approximation de la durée nécessaire pour effectuer le trajet entre les deux stations concernées.</text:p>
      <text:h text:style-name="P30" text:outline-level="10"/>
      <text:h text:outline-level="1"><text:bookmark-start text:name="h.eh0vr1a7t2pg"/><text:bookmark-end text:name="h.eh0vr1a7t2pg"/>Spécifications</text:h>
      <text:p text:style-name="Heading_20_2"><text:bookmark-start text:name="h.7si5sen4io4x"/><text:span text:style-name="T6">Analyse</text:span><text:bookmark-end text:name="h.7si5sen4io4x"/> initiale du projet</text:p>
      <text:p text:style-name="P5">Une première réflexion nous a permis de réaliser un découpage du projet entre trois grandes parties:<text:tab/></text:p>
      <text:list xml:id="list2090745710" text:style-name="LS2">
        <text:list-item>
          <text:p text:style-name="P13">une partie « Données » dont le rôle est d'assurer la lecture des informations contenues dans les fichiers CSV et leur stockage dans les structures de données choisies pour modéliser un graphe.<text:tab/></text:p>
        </text:list-item>
        <text:list-item>
          <text:p text:style-name="P13">une partie « Algorithmique » dont le but est de déterminer le plus court chemin du graphe ainsi créé.<text:tab/></text:p>
        </text:list-item>
        <text:list-item>
          <text:p text:style-name="P13">une partie « Interface utilisateur » ayant en charge aussi bien la saisie des stations de départ et d'arrivée que la sortie de l'itinéraire sous une forme simple.</text:p>
        </text:list-item>
      </text:list>
      <text:p text:style-name="P5">A noter que si les deux premières parties semblent relativement fermées, la partie « Interface utilisateur » demeure ouverte et extensible dans le sens où elle peut aller d'une interface simple en ligne de commande à des interfaces plus évoluées comprenant des fonctionnalités plus avancées. On pense notamment ici à l'intégration d'un système permettant de diminuer l'effort nécessaire à la saisie des stations de départ et d'arrivée ou bien encore à la présence d'un rendu graphique en utilisant la bibliothèque SDL.</text:p>
      <text:h text:style-name="P22" text:outline-level="10"><text:bookmark-start text:name="h.c3qrbopnjorx"/>Données<text:bookmark-end text:name="h.c3qrbopnjorx"/> : description des structures de données</text:h>
      <text:p text:style-name="P4">Nous avons décidé de gérer les données extraites du fichier CSV, comme cela était conseillé dans l’énoncé. Concrètement, nous avons créer une structure représentant une station qui contient son nom, son numéro (id), ses coordonnées, sa ligne et la liste des stations qui lui sont accessibles.</text:p>
      <text:p text:style-name="P4">Nous avons donc créé une structure pour de liste pour stocker ces stations. Cette structure se nomme <text:span text:style-name="T24">Arc</text:span> et contient le numéro de la station, le coût pour y arriver et évidement un pointeur vers la structure suivante.</text:p>
      <text:p text:style-name="P4">Voici le code C correspondant :</text:p>
      <text:p text:style-name="P10"><text:soft-page-break/></text:p>
      <text:p text:style-name="P34"><text:span text:style-name="Source_20_Text"><text:span text:style-name="T9">struct</text:span></text:span><text:span text:style-name="Source_20_Text"><text:span text:style-name="T12"> Arc</text:span></text:span></text:p>
      <text:p text:style-name="P36"><text:span text:style-name="Source_20_Text">{</text:span></text:p>
      <text:p text:style-name="P37"><text:span text:style-name="Source_20_Text"><text:s text:c="8"/></text:span><text:span text:style-name="Source_20_Text"><text:span text:style-name="T21">int</text:span></text:span><text:span text:style-name="Source_20_Text"><text:span text:style-name="T20"> num;</text:span></text:span></text:p>
      <text:p text:style-name="P37"><text:span text:style-name="Source_20_Text"><text:s text:c="8"/></text:span><text:span text:style-name="Source_20_Text"><text:span text:style-name="T21">double</text:span></text:span><text:span text:style-name="Source_20_Text"><text:span text:style-name="T20"> cout;</text:span></text:span></text:p>
      <text:p text:style-name="P37"><text:span text:style-name="Source_20_Text"><text:s text:c="8"/></text:span><text:span text:style-name="Source_20_Text"><text:span text:style-name="T19">struct</text:span></text:span><text:span text:style-name="Source_20_Text"><text:span text:style-name="T20"> Arc * next;</text:span></text:span></text:p>
      <text:p text:style-name="P36"><text:span text:style-name="Source_20_Text">};</text:span></text:p>
      <text:p text:style-name="P36"><text:span text:style-name="Source_20_Text"><text:span text:style-name="T17">typedef</text:span></text:span><text:span text:style-name="Source_20_Text"> </text:span><text:span text:style-name="Source_20_Text"><text:span text:style-name="T17">struct</text:span></text:span><text:span text:style-name="Source_20_Text"> Arc Arc;</text:span></text:p>
      <text:p text:style-name="P36"><text:span text:style-name="Source_20_Text"><text:span text:style-name="T17">typedef</text:span></text:span><text:span text:style-name="Source_20_Text"> </text:span><text:span text:style-name="Source_20_Text"><text:span text:style-name="T17">struct</text:span></text:span><text:span text:style-name="Source_20_Text"> Arc * ListeArcs;</text:span></text:p>
      <text:p text:style-name="P38"><text:span text:style-name="Source_20_Text"/></text:p>
      <text:p text:style-name="P36"><text:span text:style-name="Source_20_Text"><text:span text:style-name="T17">struct</text:span></text:span><text:span text:style-name="Source_20_Text"> Station</text:span></text:p>
      <text:p text:style-name="P36"><text:span text:style-name="Source_20_Text">{</text:span></text:p>
      <text:p text:style-name="P37"><text:span text:style-name="Source_20_Text"><text:s text:c="8"/></text:span><text:span text:style-name="Source_20_Text"><text:span text:style-name="T21">int</text:span></text:span><text:span text:style-name="Source_20_Text"><text:span text:style-name="T20"> num;</text:span></text:span></text:p>
      <text:p text:style-name="P37"><text:span text:style-name="Source_20_Text"><text:s text:c="8"/></text:span><text:span text:style-name="Source_20_Text"><text:span text:style-name="T21">double</text:span></text:span><text:span text:style-name="Source_20_Text"><text:span text:style-name="T20"> lat;</text:span></text:span></text:p>
      <text:p text:style-name="P37"><text:span text:style-name="Source_20_Text"><text:s text:c="8"/></text:span><text:span text:style-name="Source_20_Text"><text:span text:style-name="T21">double</text:span></text:span><text:span text:style-name="Source_20_Text"><text:span text:style-name="T20"> lon;</text:span></text:span></text:p>
      <text:p text:style-name="P37"><text:span text:style-name="Source_20_Text"><text:s text:c="8"/></text:span><text:span text:style-name="Source_20_Text"><text:span text:style-name="T21">char</text:span></text:span><text:span text:style-name="Source_20_Text"><text:span text:style-name="T20"> nom[TAILLE_NOM];</text:span></text:span></text:p>
      <text:p text:style-name="P37"><text:span text:style-name="Source_20_Text"><text:s text:c="8"/></text:span><text:span text:style-name="Source_20_Text"><text:span text:style-name="T21">char</text:span></text:span><text:span text:style-name="Source_20_Text"><text:span text:style-name="T20"> line[TAILLE_LINE];</text:span></text:span></text:p>
      <text:p text:style-name="P37"><text:span text:style-name="Source_20_Text"><text:s text:c="8"/></text:span><text:span text:style-name="Source_20_Text"><text:span text:style-name="T20">ListeArcs arcs;</text:span></text:span></text:p>
      <text:p text:style-name="P36"><text:span text:style-name="Source_20_Text">};</text:span></text:p>
      <text:p text:style-name="P36"><text:span text:style-name="Source_20_Text"><text:span text:style-name="T17">typedef</text:span></text:span><text:span text:style-name="Source_20_Text"> </text:span><text:span text:style-name="Source_20_Text"><text:span text:style-name="T17">struct</text:span></text:span><text:span text:style-name="Source_20_Text"> Station Station;</text:span></text:p>
      <text:p text:style-name="P18">Pour représenter le graphe entier il nous suffira donc de créer un tableau de Station : <text:span text:style-name="Source_20_Text"><text:span text:style-name="T22">Station *plan = calloc(nbStation*sizeof(Station));</text:span></text:span></text:p>
      <text:p text:style-name="Standard">Pour l’algorithme A star nous avons également créé des structures de données. Une première, <text:span text:style-name="Source_20_Text"><text:span text:style-name="T22">ListeData</text:span></text:span><text:span text:style-name="T2">, </text:span>sous forme de liste, contient les données nécessaire à l’algorithme (coût depuis le départ, jusqu’à l’arrivée, …). Une autre, <text:span text:style-name="Source_20_Text"><text:span text:style-name="T22">ListeSouv</text:span></text:span>, sert à retrouver le bon chemin une fois que l’algorithme est terminé, <text:s/>elle est aussi sous forme de liste et contient simplement le numéro de la station et le numéro de la station depuis laquelle il faut venir.</text:p>
      <text:p text:style-name="Standard">Il y a également une autre liste, <text:span text:style-name="Source_20_Text"><text:span text:style-name="T22">ListeRes</text:span></text:span>, qui sert à stocker le résultat et qui reprend toutes les données importante pour un affichage du résultat.</text:p>
      <text:p text:style-name="P5">Voici le code C correspondant :</text:p>
      <text:p text:style-name="P18"/>
      <text:p text:style-name="P33"><text:span text:style-name="Source_20_Text"><text:span text:style-name="T18">struct</text:span></text:span><text:span text:style-name="Source_20_Text"><text:span text:style-name="T22"> Data</text:span></text:span></text:p>
      <text:p text:style-name="P36"><text:span text:style-name="Source_20_Text">{</text:span></text:p>
      <text:p text:style-name="P37"><text:span text:style-name="Source_20_Text"><text:s text:c="8"/></text:span><text:span text:style-name="Source_20_Text"><text:span text:style-name="T21">int</text:span></text:span><text:span text:style-name="Source_20_Text"><text:span text:style-name="T20"> num;</text:span></text:span></text:p>
      <text:p text:style-name="P37"><text:span text:style-name="Source_20_Text"><text:s text:c="8"/></text:span><text:span text:style-name="Source_20_Text"><text:span text:style-name="T21">double</text:span></text:span><text:span text:style-name="Source_20_Text"><text:span text:style-name="T20"> a;</text:span></text:span></text:p>
      <text:p text:style-name="P37"><text:span text:style-name="Source_20_Text"><text:s text:c="8"/></text:span><text:span text:style-name="Source_20_Text"><text:span text:style-name="T21">double</text:span></text:span><text:span text:style-name="Source_20_Text"><text:span text:style-name="T20"> h;</text:span></text:span></text:p>
      <text:p text:style-name="P37"><text:span text:style-name="Source_20_Text"><text:s text:c="8"/></text:span><text:span text:style-name="Source_20_Text"><text:span text:style-name="T21">double</text:span></text:span><text:span text:style-name="Source_20_Text"><text:span text:style-name="T20"> c;</text:span></text:span></text:p>
      <text:p text:style-name="P37"><text:span text:style-name="Source_20_Text"><text:s text:c="8"/></text:span><text:span text:style-name="Source_20_Text"><text:span text:style-name="T19">struct</text:span></text:span><text:span text:style-name="Source_20_Text"><text:span text:style-name="T20"> Data * next;</text:span></text:span></text:p>
      <text:p text:style-name="P36"><text:span text:style-name="Source_20_Text">};</text:span></text:p>
      <text:p text:style-name="P36"><text:span text:style-name="Source_20_Text"><text:span text:style-name="T17">typedef</text:span></text:span><text:span text:style-name="Source_20_Text"> </text:span><text:span text:style-name="Source_20_Text"><text:span text:style-name="T17">struct</text:span></text:span><text:span text:style-name="Source_20_Text"> Data Data;</text:span></text:p>
      <text:p text:style-name="P36"><text:span text:style-name="Source_20_Text"><text:span text:style-name="T17">typedef</text:span></text:span><text:span text:style-name="Source_20_Text"> </text:span><text:span text:style-name="Source_20_Text"><text:span text:style-name="T17">struct</text:span></text:span><text:span text:style-name="Source_20_Text"> Data * ListeData;</text:span></text:p>
      <text:p text:style-name="P38"><text:soft-page-break/><text:span text:style-name="Source_20_Text"/></text:p>
      <text:p text:style-name="P38"><text:span text:style-name="Source_20_Text"/></text:p>
      <text:p text:style-name="P36"><text:span text:style-name="Source_20_Text"><text:span text:style-name="T17">struct</text:span></text:span><text:span text:style-name="Source_20_Text"> Souvenir</text:span></text:p>
      <text:p text:style-name="P36"><text:span text:style-name="Source_20_Text">{</text:span></text:p>
      <text:p text:style-name="P37"><text:span text:style-name="Source_20_Text"><text:s text:c="8"/></text:span><text:span text:style-name="Source_20_Text"><text:span text:style-name="T21">int</text:span></text:span><text:span text:style-name="Source_20_Text"><text:span text:style-name="T20"> num;</text:span></text:span></text:p>
      <text:p text:style-name="P37"><text:span text:style-name="Source_20_Text"><text:s text:c="8"/></text:span><text:span text:style-name="Source_20_Text"><text:span text:style-name="T21">int</text:span></text:span><text:span text:style-name="Source_20_Text"><text:span text:style-name="T20"> numPere;</text:span></text:span></text:p>
      <text:p text:style-name="P37"><text:span text:style-name="Source_20_Text"><text:s text:c="8"/></text:span><text:span text:style-name="Source_20_Text"><text:span text:style-name="T19">struct</text:span></text:span><text:span text:style-name="Source_20_Text"><text:span text:style-name="T20"> Souvenir * next;</text:span></text:span></text:p>
      <text:p text:style-name="P36"><text:span text:style-name="Source_20_Text">};</text:span></text:p>
      <text:p text:style-name="P36"><text:span text:style-name="Source_20_Text"><text:span text:style-name="T17">typedef</text:span></text:span><text:span text:style-name="Source_20_Text"> </text:span><text:span text:style-name="Source_20_Text"><text:span text:style-name="T17">struct</text:span></text:span><text:span text:style-name="Source_20_Text"> Souvenir * ListeSouv;</text:span></text:p>
      <text:p text:style-name="P38"><text:span text:style-name="Source_20_Text"/></text:p>
      <text:p text:style-name="P36"><text:span text:style-name="Source_20_Text"><text:span text:style-name="T17">struct</text:span></text:span><text:span text:style-name="Source_20_Text"> Res</text:span></text:p>
      <text:p text:style-name="P36"><text:span text:style-name="Source_20_Text">{</text:span></text:p>
      <text:p text:style-name="P37"><text:span text:style-name="Source_20_Text"><text:s text:c="8"/></text:span><text:span text:style-name="Source_20_Text"><text:span text:style-name="T21">int</text:span></text:span><text:span text:style-name="Source_20_Text"><text:span text:style-name="T20"> num;</text:span></text:span></text:p>
      <text:p text:style-name="P37"><text:span text:style-name="Source_20_Text"><text:s text:c="8"/></text:span><text:span text:style-name="Source_20_Text"><text:span text:style-name="T21">double</text:span></text:span><text:span text:style-name="Source_20_Text"><text:span text:style-name="T20"> lat;</text:span></text:span></text:p>
      <text:p text:style-name="P37"><text:span text:style-name="Source_20_Text"><text:s text:c="8"/></text:span><text:span text:style-name="Source_20_Text"><text:span text:style-name="T21">double</text:span></text:span><text:span text:style-name="Source_20_Text"><text:span text:style-name="T20"> lon;</text:span></text:span></text:p>
      <text:p text:style-name="P37"><text:span text:style-name="Source_20_Text"><text:s text:c="8"/></text:span><text:span text:style-name="Source_20_Text"><text:span text:style-name="T21">char</text:span></text:span><text:span text:style-name="Source_20_Text"><text:span text:style-name="T20"> nom[TAILLE_NOM];</text:span></text:span></text:p>
      <text:p text:style-name="P37"><text:span text:style-name="Source_20_Text"><text:s text:c="8"/></text:span><text:span text:style-name="Source_20_Text"><text:span text:style-name="T21">char</text:span></text:span><text:span text:style-name="Source_20_Text"><text:span text:style-name="T20"> line[TAILLE_LINE];</text:span></text:span></text:p>
      <text:p text:style-name="P37"><text:span text:style-name="Source_20_Text"><text:s text:c="8"/></text:span><text:span text:style-name="Source_20_Text"><text:span text:style-name="T21">double</text:span></text:span><text:span text:style-name="Source_20_Text"><text:span text:style-name="T20"> coutIciToSuivant;</text:span></text:span></text:p>
      <text:p text:style-name="P38"><text:span text:style-name="Source_20_Text"/></text:p>
      <text:p text:style-name="P37"><text:span text:style-name="Source_20_Text"><text:s text:c="8"/></text:span><text:span text:style-name="Source_20_Text"><text:span text:style-name="T19">struct</text:span></text:span><text:span text:style-name="Source_20_Text"><text:span text:style-name="T20"> Res * next;</text:span></text:span></text:p>
      <text:p text:style-name="P36"><text:span text:style-name="Source_20_Text">};</text:span></text:p>
      <text:p text:style-name="P39"><text:span text:style-name="Source_20_Text"><text:span text:style-name="T10">typedef</text:span></text:span><text:span text:style-name="Source_20_Text"><text:span text:style-name="T13"> </text:span></text:span><text:span text:style-name="Source_20_Text"><text:span text:style-name="T10">struct</text:span></text:span><text:span text:style-name="Source_20_Text"><text:span text:style-name="T13"> Res * ListeRes;</text:span></text:span></text:p>
      <text:p text:style-name="P4">Une autre structure à été implémentée elle sert à faire la recherche par nom, elle contient la “ressemblance” avec le texte tapé par l’utilisateur le nom de la station quelle représente et son numéro. Cette structure est utilisé uniquement sous forme de tableau.</text:p>
      <text:p text:style-name="P10"/>
      <text:p text:style-name="P40"><text:span text:style-name="Source_20_Text"><text:span text:style-name="T18">struct</text:span></text:span><text:span text:style-name="Source_20_Text"><text:span text:style-name="T22"> SearchName</text:span></text:span></text:p>
      <text:p text:style-name="P36"><text:span text:style-name="Source_20_Text">{</text:span></text:p>
      <text:p text:style-name="P37"><text:span text:style-name="Source_20_Text"><text:s text:c="4"/></text:span><text:span text:style-name="Source_20_Text"><text:span text:style-name="T21">int</text:span></text:span><text:span text:style-name="Source_20_Text"><text:span text:style-name="T20"> prob;</text:span></text:span></text:p>
      <text:p text:style-name="P37"><text:span text:style-name="Source_20_Text"><text:s text:c="4"/></text:span><text:span text:style-name="Source_20_Text"><text:span text:style-name="T21">char</text:span></text:span><text:span text:style-name="Source_20_Text"><text:span text:style-name="T20"> nom[TAILLE_NOM];</text:span></text:span></text:p>
      <text:p text:style-name="P37"><text:span text:style-name="Source_20_Text"><text:s text:c="4"/></text:span><text:span text:style-name="Source_20_Text"><text:span text:style-name="T21">int</text:span></text:span><text:span text:style-name="Source_20_Text"><text:span text:style-name="T20"> num;</text:span></text:span></text:p>
      <text:p text:style-name="P36"><text:span text:style-name="Source_20_Text">};</text:span></text:p>
      <text:p text:style-name="P39"><text:span text:style-name="Source_20_Text"><text:span text:style-name="T10">typedef</text:span></text:span><text:span text:style-name="Source_20_Text"><text:span text:style-name="T13"> </text:span></text:span><text:span text:style-name="Source_20_Text"><text:span text:style-name="T10">struct</text:span></text:span><text:span text:style-name="Source_20_Text"><text:span text:style-name="T13"> SearchName SearchName;</text:span></text:span></text:p>
      <text:p text:style-name="P1">Pour réaliser un affichage propre en SDL nous avions besoin d’une autre structure qui représente un changement et non une station c’est pourquoi nous avons créer une liste <text:span text:style-name="Source_20_Text"><text:span text:style-name="T22">ListeChangement</text:span></text:span> qui représente cela.</text:p>
      <text:p text:style-name="P35"><text:span text:style-name="Source_20_Text"><text:span text:style-name="T17">struct</text:span></text:span><text:span text:style-name="Source_20_Text"> Changement</text:span></text:p>
      <text:p text:style-name="P36"><text:span text:style-name="Source_20_Text">{</text:span></text:p>
      <text:p text:style-name="P37"><text:span text:style-name="Source_20_Text"><text:s text:c="8"/></text:span><text:span text:style-name="Source_20_Text"><text:span text:style-name="T21">char</text:span></text:span><text:span text:style-name="Source_20_Text"><text:span text:style-name="T20"> ligne[TAILLE_LIGNE];</text:span></text:span></text:p>
      <text:p text:style-name="P37"><text:span text:style-name="Source_20_Text"><text:s text:c="8"/></text:span><text:span text:style-name="Source_20_Text"><text:span text:style-name="T21">double</text:span></text:span><text:span text:style-name="Source_20_Text"><text:span text:style-name="T20"> cout;</text:span></text:span></text:p>
      <text:p text:style-name="P37"><text:span text:style-name="Source_20_Text"><text:s text:c="8"/></text:span><text:span text:style-name="Source_20_Text"><text:span text:style-name="T21">char</text:span></text:span><text:span text:style-name="Source_20_Text"><text:span text:style-name="T20"> nomDep[TAILLE_NOM];</text:span></text:span></text:p>
      <text:p text:style-name="P37"><text:span text:style-name="Source_20_Text"><text:s text:c="8"/></text:span><text:span text:style-name="Source_20_Text"><text:span text:style-name="T21">char</text:span></text:span><text:span text:style-name="Source_20_Text"><text:span text:style-name="T20"> nomArr[TAILLE_NOM];</text:span></text:span></text:p>
      <text:p text:style-name="P37"><text:span text:style-name="Source_20_Text"><text:s text:c="8"/></text:span><text:span text:style-name="Source_20_Text"><text:span text:style-name="T19">struct</text:span></text:span><text:span text:style-name="Source_20_Text"><text:span text:style-name="T20"> Changement * next;</text:span></text:span></text:p>
      <text:p text:style-name="P37"><text:span text:style-name="Source_20_Text"><text:s text:c="8"/></text:span></text:p>
      <text:p text:style-name="P36"><text:span text:style-name="Source_20_Text">};</text:span></text:p>
      <text:p text:style-name="P39"><text:span text:style-name="Source_20_Text"><text:span text:style-name="T10">typedef</text:span></text:span><text:span text:style-name="Source_20_Text"><text:span text:style-name="T13"> </text:span></text:span><text:span text:style-name="Source_20_Text"><text:span text:style-name="T10">struct</text:span></text:span><text:span text:style-name="Source_20_Text"><text:span text:style-name="T13"> Changement * ListeChangement</text:span></text:span></text:p>
      <text:h text:style-name="P24" text:outline-level="10"><text:bookmark-start text:name="h.votsmt4jx3x"/><text:soft-page-break/>Fonctions<text:bookmark-end text:name="h.votsmt4jx3x"/> : En tète et rôle des fonctions essentielles</text:h>
      <text:h text:style-name="P26" text:outline-level="10"><text:bookmark-start text:name="h.l52jzm4ceyop"/>Fonctions<text:bookmark-end text:name="h.l52jzm4ceyop"/> nécessaires à la lecture du fichier (fichier.c) : </text:h>
      <text:p text:style-name="P5"/>
      <text:list xml:id="list1139817295" text:style-name="LS3">
        <text:list-item>
          <text:p text:style-name="P41"><text:span text:style-name="T14">Station* lecture( </text:span><text:span text:style-name="T15">char</text:span><text:span text:style-name="T14">* nomFichier , </text:span><text:span text:style-name="T15">int</text:span><text:span text:style-name="T14">* nbStation);</text:span></text:p>
        </text:list-item>
      </text:list>
      <text:p text:style-name="P5">Cette fonction prend en argument le nom du fichier à ouvrir et le nombre de stations, qui est passé par adresse car il est utile dans la suite du programme.</text:p>
      <text:p text:style-name="P5">Elle retourne le graphe complet des stations c’est à dire une <text:span text:style-name="T24">Station*</text:span><text:span text:style-name="T2">,</text:span> un tableau de toute les stations.</text:p>
      <text:p text:style-name="P18"/>
      <text:list xml:id="list2074055226" text:style-name="LS4">
        <text:list-item>
          <text:p text:style-name="P42"><text:span text:style-name="Source_20_Text"><text:span text:style-name="T16">void</text:span></text:span><text:span text:style-name="Source_20_Text"><text:span text:style-name="T12"> sePlacer( FILE * fichier, POSITION pos , </text:span></text:span><text:span text:style-name="Source_20_Text"><text:span text:style-name="T16">int</text:span></text:span><text:span text:style-name="Source_20_Text"><text:span text:style-name="T12"> nbStation, </text:span></text:span><text:span text:style-name="Source_20_Text"><text:span text:style-name="T16">int</text:span></text:span><text:span text:style-name="Source_20_Text"><text:span text:style-name="T12"> nbArcs);</text:span></text:span></text:p>
        </text:list-item>
      </text:list>
      <text:p text:style-name="P4">Cette fonction relativement simple permet une lecture aisée du fichier CSV en plaçant automatiquement le curseur au début de la liste des stations ou de la liste des arcs. Elle s’appuie sur le nombre de stations et le nombre d’arcs du fichier (fournis on le rappelle en première ligne)</text:p>
      <text:h text:style-name="P26" text:outline-level="10"><text:bookmark-start text:name="h.psz193mthtay"/>Fonctions<text:bookmark-end text:name="h.psz193mthtay"/> pour l’algorithme (astar.c) :</text:h>
      <text:h text:style-name="P27" text:outline-level="10"/>
      <text:list xml:id="list723262229" text:style-name="LS5">
        <text:list-item>
          <text:p text:style-name="P43"><text:span text:style-name="Source_20_Text"><text:span text:style-name="T12">ListeRes aStar(</text:span></text:span><text:span text:style-name="Source_20_Text"><text:span text:style-name="T16">int</text:span></text:span><text:span text:style-name="Source_20_Text"><text:span text:style-name="T12"> numDep, </text:span></text:span><text:span text:style-name="Source_20_Text"><text:span text:style-name="T16">int</text:span></text:span><text:span text:style-name="Source_20_Text"><text:span text:style-name="T12"> numArr, Station * plan) ;</text:span></text:span></text:p>
        </text:list-item>
      </text:list>
      <text:p text:style-name="P5">C’est la fonction qui réalise l’algorithme de recherche de chemin A* ; pour cela elle se base sur le graphe des stations représenté par <text:span text:style-name="T24">Station* plan</text:span>. Elle prend également deux autres paramètres le numéro de la station de départ et le numéro de la station d'arrivée. Ces numéro sont calculés extérieurement à la fonction grâce à la fonction <text:span text:style-name="T24">nomToNum()</text:span>. La fonction <text:span text:style-name="T25">aStar()</text:span> utilise de nombreuses fonctions, notamment pour la gestion des différentes listes. Elle retourne le résultat sous la forme d’une liste de type <text:span text:style-name="T25">ListeRes</text:span> qui représente tout les “sommets” par lesquels il faut passer pour arriver à l’arrivée.</text:p>
      <text:p text:style-name="P5"><text:tab/></text:p>
      <text:list xml:id="list1284299059" text:style-name="LS6">
        <text:list-item>
          <text:p text:style-name="P44"><text:span text:style-name="Source_20_Text"><text:span text:style-name="T12">ListeRes reconstruire(ListeSouv souv, </text:span></text:span><text:span text:style-name="Source_20_Text"><text:span text:style-name="T16">int</text:span></text:span><text:span text:style-name="Source_20_Text"><text:span text:style-name="T12"> numDep, </text:span></text:span><text:span text:style-name="Source_20_Text"><text:span text:style-name="T16">int</text:span></text:span><text:span text:style-name="Source_20_Text"><text:span text:style-name="T12"> numArr, Station* plan) ;</text:span></text:span></text:p>
        </text:list-item>
      </text:list>
      <text:p text:style-name="P5">Cette fonction est utilisée par la fonction<text:span text:style-name="T2"> </text:span><text:span text:style-name="T24">aStar()</text:span>, qui l’utilise lorsqu’elle a trouvé le chemin. Elle utilise la liste <text:span text:style-name="T24">ListeSouv souv</text:span> générée par la <text:soft-page-break/>fonction <text:span text:style-name="T25">aStar</text:span> pour reconstruire le chemin et le mettre sous forme de <text:span text:style-name="T24">ListeRes</text:span>. Elle appelle également les fonctions <text:span text:style-name="T24">completer</text:span> et <text:span text:style-name="T24">simplifier</text:span><text:span text:style-name="T2"> </text:span>qui servent respectivement à compléter les données de la structure <text:span text:style-name="T3">ListeRes</text:span> et à supprimer les “correspondances” inutile au départ et à l’arrivée.</text:p>
      <text:p text:style-name="P1"/>
      <text:list xml:id="list825415523" text:style-name="LS7">
        <text:list-item>
          <text:p text:style-name="P45"><text:span text:style-name="Source_20_Text"><text:span text:style-name="T12">ListeData setData(ListeData l, </text:span></text:span><text:span text:style-name="Source_20_Text"><text:span text:style-name="T16">int</text:span></text:span><text:span text:style-name="Source_20_Text"><text:span text:style-name="T12"> num , </text:span></text:span><text:span text:style-name="Source_20_Text"><text:span text:style-name="T16">double</text:span></text:span><text:span text:style-name="Source_20_Text"><text:span text:style-name="T12"> a , </text:span></text:span><text:span text:style-name="Source_20_Text"><text:span text:style-name="T16">double</text:span></text:span><text:span text:style-name="Source_20_Text"><text:span text:style-name="T12"> h) ;</text:span></text:span></text:p>
        </text:list-item>
      </text:list>
      <text:p text:style-name="P5">Cette fonction à deux utilités, d’abord celle standard d’ajout en tête d’une liste chaînée mais aussi celle de modifier les données de la structure de liste, si il y a déjà un maillon qui à le même numéro. Elle est utilisée pour charger des données de coût pour les listes ouvertes et fermées, dont les données peuvent être modifiées au fil des itérations.</text:p>
      <text:p text:style-name="P18"/>
      <text:list xml:id="list73732491" text:style-name="LS8">
        <text:list-item>
          <text:p text:style-name="P46"><text:span text:style-name="Source_20_Text"><text:span text:style-name="T16">int</text:span></text:span><text:span text:style-name="Source_20_Text"><text:span text:style-name="T12"> nomToNum( </text:span></text:span><text:span text:style-name="Source_20_Text"><text:span text:style-name="T16">char</text:span></text:span><text:span text:style-name="Source_20_Text"><text:span text:style-name="T12"> * nom, Station * plan , </text:span></text:span><text:span text:style-name="Source_20_Text"><text:span text:style-name="T16">int</text:span></text:span><text:span text:style-name="Source_20_Text"><text:span text:style-name="T12"> nbStation</text:span></text:span><text:span text:style-name="T14">) ;</text:span></text:p>
        </text:list-item>
      </text:list>
      <text:p text:style-name="P5">C’est cette fonction qui réalise la recherche par nom, elle propose à l’utilisateur les cinq noms de stations les plus ressemblants à ce que l’utilisateur a tapé. Elle renvoie le premier numéro se trouvant dans <text:span text:style-name="T24">plan[]</text:span> correspondant au nom de station choisi par l’utilisateur. Par conséquent, lorsqu'il y a des correspondances à une station, l’algorithme A* va générer des sommets au nom identique, ils sont supprimés par la fonction <text:span text:style-name="T24">simplifier</text:span> (Cf ci-dessus). <text:span text:style-name="T25">nomToNum()</text:span> n’est pas sensible à la casse mais par contre les accents sont comptés. Pour réaliser la recherche des noms les plus ressemblant elle utilise la structure <text:span text:style-name="T24">SearchName</text:span><text:span text:style-name="T2"> </text:span>ainsi qu’une fonction qui effectue un tri à bulle sur un tableau de cette structure.</text:p>
      <text:h text:style-name="P26" text:outline-level="10"><text:bookmark-start text:name="h.fafpr6nxhy8t"/>Fonctions<text:bookmark-end text:name="h.fafpr6nxhy8t"/> de rendu Shell / SDL (affich.c) :</text:h>
      <text:p text:style-name="P1"/>
      <text:list xml:id="list650419863" text:style-name="LS9">
        <text:list-item>
          <text:p text:style-name="P47"><text:span text:style-name="Source_20_Text"><text:span text:style-name="T12">ListeChangement traitementAffichage(ListeRes resultat);</text:span></text:span></text:p>
        </text:list-item>
      </text:list>
      <text:p text:style-name="P17">Après réflexion, nous nous sommes rendus compte qu’il était plus clair d’obtenir un résultat dans lequel ne figure que les changements. Cette fonction transforme la liste de résultat sous <text:s/>forme de <text:span text:style-name="T24">ListeChangement</text:span>.</text:p>
      <text:p text:style-name="P1"/>
      <text:list xml:id="list1759593472" text:style-name="LS10">
        <text:list-item>
          <text:p text:style-name="P14"><text:span text:style-name="T15">void</text:span><text:span text:style-name="T14"> afficherSDL(SDL_Surface** ecran, </text:span><text:span text:style-name="T15">char</text:span><text:span text:style-name="T14">** nomImages, ListeChangement l);</text:span></text:p>
        </text:list-item>
      </text:list>
      <text:p text:style-name="P15"/>
      <text:p text:style-name="P1">Cette fonction parcourt la liste <text:span text:style-name="T24">ListeChangement l</text:span> et en plus d’afficher sur la console les stations à suivre elle les “affiche” aussi en SDL sur la <text:soft-page-break/>surface <text:span text:style-name="T24">SDL_Surface* ecran</text:span><text:span text:style-name="T25">,</text:span> cette surface est passé par adresse car elle est modifiée par la fonction <text:span text:style-name="T24">SDL_BlitSurfaceSecure</text:span> (Cf ci-dessous). Le tableau <text:span text:style-name="T24">char ** nomImages</text:span><text:span text:style-name="T2"> </text:span>contient les noms des fichiers image (PNG) de toutes les lignes. Cette fonction affiche également le temps total nécéssire pour le trajet.</text:p>
      <text:p text:style-name="P1"/>
      <text:list xml:id="list12" text:style-name="LS10">
        <text:list-item>
          <text:p text:style-name="P48"><text:span text:style-name="Source_20_Text"><text:span text:style-name="T16">int</text:span></text:span><text:span text:style-name="Source_20_Text"><text:span text:style-name="T12"> SDL_BlitSurfaceSecure(SDL_Surface* src, SDL_Rect* srcrect, SDL_Surface **dst, SDL_Rect *dstrect);</text:span></text:span></text:p>
        </text:list-item>
      </text:list>
      <text:p text:style-name="P5">Cette fonction utilise en interne la fonction de la SDL dont le nom est emprunté. L'idée de créer cette fonction nous est venu en voyant que, dans la fonction SDL, lorsqu'on choisit une source de taille plus grande que la destination ou mal positionnée, une partie de celle-ci est perdue (pixels source hors zone destination). L'idée de cette fonction est, à partir des dimensions de la source, de celle la destination et de la position ou l'on veut insérer la source dans la destination, de créer un rectangle blanc dont la taille permet de contenir tous les éléments. Une fois cette surface créée, on utilise <text:span text:style-name="T25">SDL_BlitSurface</text:span> deux fois consécutives pour « coller » src et dst dessus, et on renvoie la surface ainsi créée.</text:p>
      <text:p text:style-name="P18">Cette fonction se revèle à l'usage très pratique puisqu'elle permet d'obtenir un design qui s'adapte au contenu. Elle permet d'avoir une fenêtre dont la taille change en fonction du nombre de changements à afficher et qui est, à l'usage, très semblable, à un design à taille fixe.</text:p>
      <text:p text:style-name="P18">Concernant la prototype, il s'agit de modifier l'adresse de dst fournie en paramètre et lui donner l'adresse la surface ainsi créée. Un passage par adresse de dst est donc impératif ! D'où le <text:span text:style-name="T25">SDL_Surface ** dst</text:span> !</text:p>
      <text:h text:style-name="P22" text:outline-level="10"><text:bookmark-start text:name="h.kbbws6uwqt4l"/>Tests<text:bookmark-end text:name="h.kbbws6uwqt4l"/> prévus</text:h>
      <text:p text:style-name="P5">Dans un projet aussi imposant que celui-ci, il convient d’occuper une attention toute particulière aux tests. Il ne s’agit pas de tout coder, et de vérifier à la fin que tout marche ! Il convient d’effectuer un test des fonctions implémentées de façon individuelle (test unitaire) puis de les tester leur bonne intégration dans le ou les processus plus complexes qui l’utilise (tests d’intégration).</text:p>
      <text:p text:style-name="P5">Le découpage du projet réalisé lors de la première séance nous a donné une meilleure vision des tests que nous aimerions effectuer.</text:p>
      <text:h text:style-name="P27" text:outline-level="10"><text:bookmark-start text:name="h.sumg6737jx2p"/><text:soft-page-break/>Partie<text:bookmark-end text:name="h.sumg6737jx2p"/> Données</text:h>
      <text:p text:style-name="P5">Il s’agit de tester:</text:p>
      <text:p text:style-name="P5">- la fonction <text:span text:style-name="T24">sePlacer</text:span> dans “fichier.c” pour vérifier qu’elle effectuait correctement son rôle quelque soit le fichier CSV en entrée</text:p>
      <text:p text:style-name="P5">- les fonctions <text:span text:style-name="T24">lireStation</text:span><text:span text:style-name="T2"> </text:span>et <text:span text:style-name="T24">lireArc</text:span> avec des fonctions simples d’affichage de nos structures</text:p>
      <text:p text:style-name="P5">- la bonne génération de la liste d’arc pour chaque station avec une fonction d’affichage de liste</text:p>
      <text:p text:style-name="P5">- le tableau de ces listes d’arcs, représentation retenue pour modéliser notre graphe.</text:p>
      <text:h text:style-name="P26" text:outline-level="10"><text:bookmark-start text:name="h.pqf6yqw6zqeh"/>Partie<text:bookmark-end text:name="h.pqf6yqw6zqeh"/> Algo</text:h>
      <text:p text:style-name="P5">Ici c’est les performances qui seront jugées. L’algorithme A* est connu pour sa rapidité mais il nous a semblé essentiel de tester par nous-mêmes qu’il était bien adapté au problème posé, au moins de manière qualitative.</text:p>
      <text:h text:style-name="P26" text:outline-level="10"><text:bookmark-start text:name="h.21hk53z7prdw"/>Partie<text:bookmark-end text:name="h.21hk53z7prdw"/> “Interface utilisateur”</text:h>
      <text:p text:style-name="P5">Même si nous avons très rapidement choisi d’implémenter une interface graphique, une réalisation au préalable d’une sortie en mode console nous a semblé un bon test avant tout portage SDL.</text:p>
      <text:p text:style-name="P5">Dans cette première version, les tests devaient essentiellement portés sur les fonctions de recherche de stations car une erreur à ce niveau empêcherait tout bonnement l’utilisateur de choisir son itinéraire et le programme perdrait tout son intérêt !</text:p>
      <text:p text:style-name="P5">Pour la version graphique, les tests seraient plus tournés vers les fonctions offertes par SDL, afin de comprendre leur rôle et leur fonctionnement respectif. On pense ici aux tests des fonctions permettant de réaliser <text:s/>:</text:p>
      <text:p text:style-name="P5">- la génération d’une fenêtre</text:p>
      <text:p text:style-name="P5">- la génération de surfaces</text:p>
      <text:p text:style-name="P5">- la génération de textes</text:p>
      <text:p text:style-name="P5"><text:soft-page-break/>- le chargement d’images </text:p>
      <text:h text:style-name="P26" text:outline-level="10"><text:bookmark-start text:name="h.l2za8887h8xp"/>Tests<text:bookmark-end text:name="h.l2za8887h8xp"/> finaux:</text:h>
      <text:p text:style-name="P5">Les tests finaux devraient comporter des tests de fuites mémoire, et des tests d’utilisation poussées. Une étude comparative de nos résultats avec ceux du site ratp.fr a également été prévu, notamment afin de comparer notre algorithme A* avec celui utilisé par des professionnels et voir si les résultats diffèrent légèrement.</text:p>
      <text:h text:style-name="P22" text:outline-level="10"><text:bookmark-start text:name="h.r6pqw1k420f7"/>Répartion<text:bookmark-end text:name="h.r6pqw1k420f7"/> du travail et planning prévu</text:h>
      <text:p text:style-name="P5">Sur ce point, il a été nécessaire de penser “la répartition du travail” afin qu’elle soit la plus efficace possible. Il fallait que chacun de nous puisse réaliser le plus de tests unitaires possible de façon indépendante afin qu’on puisse réduire le temps passé aux tests d’intégration. Il nous a semblé bon pour cela de reprendre le découpage du projet réalisé lors de la première séance. En effet, les trois parties qui en ressortent possèdent des fonctions assez différentes qui peuvent dans la plupart être testées de manière indépendante. </text:p>
      <text:p text:style-name="P5"/>
      <table:table table:name="Tableau1" table:style-name="Tableau1">
        <table:table-column table:style-name="Tableau1.A" table:number-columns-repeated="2"/>
        <table:table-row>
          <table:table-cell table:style-name="Tableau1.A1" office:value-type="string">
            <text:p text:style-name="P8">Données</text:p>
          </table:table-cell>
          <table:table-cell table:style-name="Tableau1.A1" office:value-type="string">
            <text:p text:style-name="P8">Florian</text:p>
          </table:table-cell>
        </table:table-row>
        <table:table-row>
          <table:table-cell table:style-name="Tableau1.A1" office:value-type="string">
            <text:p text:style-name="P8">Algorithmique</text:p>
          </table:table-cell>
          <table:table-cell table:style-name="Tableau1.A1" office:value-type="string">
            <text:p text:style-name="P8">Jérémy</text:p>
          </table:table-cell>
        </table:table-row>
        <table:table-row>
          <table:table-cell table:style-name="Tableau1.A1" office:value-type="string">
            <text:p text:style-name="P3"><text:span text:style-name="T5">Interface</text:span><text:span text:style-name="T5"> </text:span><text:span text:style-name="T5">utilisateur</text:span><text:span text:style-name="T5"> - </text:span><text:span text:style-name="T5">Entrée</text:span><text:span text:style-name="T5"> </text:span><text:span text:style-name="T5">Console</text:span></text:p>
            <text:p text:style-name="P3"><text:span text:style-name="T5">(</text:span><text:span text:style-name="T5">recherche</text:span><text:span text:style-name="T5"> </text:span><text:span text:style-name="T5">des</text:span><text:span text:style-name="T5"> </text:span><text:span text:style-name="T5">stations</text:span><text:span text:style-name="T5">)</text:span></text:p>
          </table:table-cell>
          <table:table-cell table:style-name="Tableau1.A1" office:value-type="string">
            <text:p text:style-name="P8">Jérémy</text:p>
          </table:table-cell>
        </table:table-row>
        <table:table-row>
          <table:table-cell table:style-name="Tableau1.A1" office:value-type="string">
            <text:p text:style-name="P3"><text:span text:style-name="T5">Interface</text:span><text:span text:style-name="T5"> </text:span><text:span text:style-name="T5">utilisateur</text:span><text:span text:style-name="T5"> - </text:span><text:span text:style-name="T5">Sortie</text:span><text:span text:style-name="T5"> </text:span><text:span text:style-name="T5">Console</text:span></text:p>
            <text:p text:style-name="P3"><text:span text:style-name="T5">(</text:span><text:span text:style-name="T5">génération</text:span><text:span text:style-name="T5"> </text:span><text:span text:style-name="T5">listeChangement</text:span><text:span text:style-name="T5">)</text:span></text:p>
          </table:table-cell>
          <table:table-cell table:style-name="Tableau1.A1" office:value-type="string">
            <text:p text:style-name="P8">Florian</text:p>
          </table:table-cell>
        </table:table-row>
        <table:table-row>
          <table:table-cell table:style-name="Tableau1.A1" office:value-type="string">
            <text:p text:style-name="P3"><text:span text:style-name="T5">Interface</text:span><text:span text:style-name="T5"> </text:span><text:span text:style-name="T5">utilisateur</text:span><text:span text:style-name="T5"> - </text:span><text:span text:style-name="T5">Portage</text:span><text:span text:style-name="T5"> </text:span><text:span text:style-name="T5">graphique</text:span><text:span text:style-name="T5"> </text:span><text:span text:style-name="T5">SDL</text:span></text:p>
          </table:table-cell>
          <table:table-cell table:style-name="Tableau1.A1" office:value-type="string">
            <text:p text:style-name="P3"><text:span text:style-name="T5">Jérémy (1/2) / Florian (1/2)</text:span></text:p>
          </table:table-cell>
        </table:table-row>
      </table:table>
      <text:h text:style-name="Standard" text:outline-level="10">Nous avions prévu d'avoir un rendu finalisé en console en début de 3ème séance, afin de nous laisser deux séances complètes pour travailler sur la SDL.</text:h>
      <text:h text:outline-level="1"><text:bookmark-start text:name="h.pbftmy1sc9ul"/><text:bookmark-end text:name="h.pbftmy1sc9ul"/>Implémentation</text:h>
      <text:h text:style-name="P22" text:outline-level="10"><text:bookmark-start text:name="h.xne33zmixpeo"/>État<text:bookmark-end text:name="h.xne33zmixpeo"/> du logiciel</text:h>
      <text:p text:style-name="P5">A l’heure actuelle, l’utilisation du logiciel n’a révélé aucun bug majeur, seulement quelques cas particuliers : </text:p>
      <text:h text:style-name="P26" text:outline-level="10"><text:bookmark-start text:name="h.qchkkwz8fuqi"/>Le<text:bookmark-end text:name="h.qchkkwz8fuqi"/> cas du Funiculaire de Montmartre</text:h>
      <text:p text:style-name="P5">Montmartre Haut et Montmartre Bas sont deux stations du fichier CSV qui constituent a elle seule un graphe isolé du réseau parisien. Ansi, si l'utilisateur décide de se rendre d’une de ses deux stations à une autre station parisienne, l’algorithme A* ne marche pas (du moins il renvoie <text:span text:style-name="T25">NULL</text:span>), tout bonnement car aucun chemin du graphe n’existe entre les noeuds considérés! Nous avons choisi d’afficher un message d’erreur lorsque ce cas ce produisait. Toutefois, d’autres solutions auraient pu être envisagé. On pense notamment à une petite gestion d’exception lors de l’entrée des stations par l’utilisateur (par exemple si celui-ci choisi en station de départ Montmartre Bas alors le programme ne lui propose que la station Montmartre Haut). Une autre solution, la plus élégante et la plus logique il nous semble, est de modifier le fichier CSV en rajoutant un arc représentant une correspondance “à pied” avec une ou deux stations proches; elle nécessite d’avoir une estimation du temps nécessaire pour effectuer le trajet pour un piéton.</text:p>
      <text:h text:style-name="P26" text:outline-level="10"><text:bookmark-start text:name="h.2w0kyhutbj7b"/>Le<text:bookmark-end text:name="h.2w0kyhutbj7b"/> cas Station Départ = Station d’Arrivée</text:h>
      <text:p text:style-name="P5">Le cas est géré, affiche un résultat cohérent mais pas très adapté à l’application. Pour l’instant l’itinéraire généré est un trajet de temps nul allant de la station à cette même choisi, une utilisant une des lignes qui desservent cette station. Là encore, empêcher l’utilisateur d’effectuer cette action (ou alors, sur un ton plus drôle, le laisser faire mais lui faire comprendre poliment qu’il est capable de trouver son itinéraire seul !) serait mieux adapté</text:p>
      <text:h text:style-name="Heading_20_2" text:outline-level="10"><text:bookmark-start text:name="h.a8qohxrmia7n"/>Tests<text:bookmark-end text:name="h.a8qohxrmia7n"/> effectués</text:h>
      <text:p text:style-name="P5">L’ensemble des tests initialement prévus ont été réalisé, on trouve dans le répertoire des fichiers test1.c, test2.c, testSDL.c qui contiennent <text:soft-page-break/>quelques un des codes de test effectués (pas tous car nous avons choisi d’écraser les codes de test une fois réussi par de nouveaux).</text:p>
      <text:h text:style-name="P22" text:outline-level="10"><text:bookmark-start text:name="h.eom988ibhok"/>Exemple<text:bookmark-end text:name="h.eom988ibhok"/> d'exécution</text:h>
      <text:p text:style-name="P5">Lors du lancement du programme l’utilisateur est invité à choisir sa station de départ. Par exemple l’utilisateur veut partir de la station de métro <text:span text:style-name="T1">Bastille</text:span>, il peut donc taper dans le terminal <text:span text:style-name="T2">bas</text:span> (premières lettres de Bastille) puis appuyer sur Entrée. Le programme lui renverra la liste des cinq noms de station les plus ressemblants. L’utilisateur n’aura qu’a entré le numéro correspondant à <text:span text:style-name="T1">Bastille</text:span> le <text:span text:style-name="T2">0</text:span>.</text:p>
      <text:p text:style-name="Console"><text:span text:style-name="T4">Choix</text:span><text:span text:style-name="T4"> </text:span><text:span text:style-name="T4">de</text:span><text:span text:style-name="T4"> </text:span><text:span text:style-name="T4">la</text:span><text:span text:style-name="T4"> </text:span><text:span text:style-name="T4">station</text:span><text:span text:style-name="T4"> </text:span><text:span text:style-name="T4">de</text:span><text:span text:style-name="T4"> </text:span><text:span text:style-name="T4">départ</text:span><text:span text:style-name="T4"> :</text:span></text:p>
      <text:p text:style-name="Console">bas</text:p>
      <text:p text:style-name="Console"><text:span text:style-name="T4">0: <text:s/></text:span><text:span text:style-name="T4">Bastille</text:span></text:p>
      <text:p text:style-name="Console"><text:span text:style-name="T4">1: <text:s/></text:span><text:span text:style-name="T4">Basilique</text:span><text:span text:style-name="T4"> </text:span><text:span text:style-name="T4">de</text:span><text:span text:style-name="T4"> </text:span><text:span text:style-name="T4">Saint</text:span><text:span text:style-name="T4">-</text:span><text:span text:style-name="T4">Denis</text:span></text:p>
      <text:p text:style-name="Console"><text:span text:style-name="T4">2: <text:s/></text:span><text:span text:style-name="T4">Argentine</text:span></text:p>
      <text:p text:style-name="Console"><text:span text:style-name="T4">3: <text:s/></text:span><text:span text:style-name="T4">Charles</text:span><text:span text:style-name="T4"> </text:span><text:span text:style-name="T4">de</text:span><text:span text:style-name="T4"> </text:span><text:span text:style-name="T4">Gaull</text:span><text:span text:style-name="T4">e</text:span><text:span text:style-name="T4">, </text:span><text:span text:style-name="T4">Étoile</text:span></text:p>
      <text:p text:style-name="Console"><text:span text:style-name="T4">4: <text:s/></text:span><text:span text:style-name="T4">Champs</text:span><text:span text:style-name="T4"> </text:span><text:span text:style-name="T4">Élysées</text:span><text:span text:style-name="T4">,</text:span><text:span text:style-name="T4"> </text:span><text:span text:style-name="T4">Clémenceau</text:span></text:p>
      <text:p text:style-name="Console">0</text:p>
      <text:p text:style-name="Console"><text:span text:style-name="T4">Vous avez choisi Bastille comme station de départ</text:span></text:p>
      <text:p text:style-name="Standard">Puis l’utilisateur est invité de la même façon à choisir la station d’arrivée, par exemple il souhaite aller à l’aéroport d’Orly, il peut taper orly dans le terminal et choisir la proposition numéro 1 :</text:p>
      <text:p text:style-name="Console"><text:span text:style-name="T4">Choix</text:span><text:span text:style-name="T4"> </text:span><text:span text:style-name="T4">de</text:span><text:span text:style-name="T4"> </text:span><text:span text:style-name="T4">la</text:span><text:span text:style-name="T4"> </text:span><text:span text:style-name="T4">station</text:span><text:span text:style-name="T4"> </text:span><text:span text:style-name="T4">d</text:span><text:span text:style-name="T4">'</text:span><text:span text:style-name="T4">arrivée</text:span><text:span text:style-name="T4"> :</text:span></text:p>
      <text:p text:style-name="Console">orly</text:p>
      <text:p text:style-name="Console"><text:span text:style-name="T4">0: <text:s/></text:span><text:span text:style-name="T4">Orly</text:span><text:span text:style-name="T4">-</text:span><text:span text:style-name="T4">Ville</text:span></text:p>
      <text:p text:style-name="Console"><text:span text:style-name="T4">1: <text:s/></text:span><text:span text:style-name="T4">Orly</text:span><text:span text:style-name="T4">-</text:span><text:span text:style-name="T4">Ouest</text:span><text:span text:style-name="T4">, </text:span><text:span text:style-name="T4">Aéroport</text:span><text:span text:style-name="T4"> </text:span><text:span text:style-name="T4">d</text:span><text:span text:style-name="T4">'</text:span><text:span text:style-name="T4">Orly</text:span></text:p>
      <text:p text:style-name="Console"><text:span text:style-name="T4">2: <text:s/></text:span><text:span text:style-name="T4">Orly</text:span><text:span text:style-name="T4">-</text:span><text:span text:style-name="T4">Sud</text:span></text:p>
      <text:p text:style-name="Console"><text:span text:style-name="T4">3: <text:s/></text:span><text:span text:style-name="T4">Pont</text:span><text:span text:style-name="T4"> </text:span><text:span text:style-name="T4">de</text:span><text:span text:style-name="T4"> </text:span><text:span text:style-name="T4">Neuilly</text:span></text:p>
      <text:p text:style-name="Console"><text:span text:style-name="T4">4: <text:s/></text:span><text:span text:style-name="T4">Porte</text:span><text:span text:style-name="T4"> </text:span><text:span text:style-name="T4">Maillot</text:span></text:p>
      <text:p text:style-name="Console">1</text:p>
      <text:p text:style-name="Console"><text:span text:style-name="T4">Vous avez choisi Orly-Ouest, Aéroport d'Orly comme station d'arrivée</text:span></text:p>
      <text:p text:style-name="Standard">Le programme va alors calculer le l’itinéraire le plus court et l’afficher dans le terminal.</text:p>
      <text:p text:style-name="P2"/>
      <text:p text:style-name="Console"><text:span text:style-name="T4">Calcul</text:span><text:span text:style-name="T4"> </text:span><text:span text:style-name="T4">aStar</text:span><text:span text:style-name="T4"> ...</text:span></text:p>
      <text:p text:style-name="Console"><text:span text:style-name="T4">Prendre</text:span><text:span text:style-name="T4"> </text:span><text:span text:style-name="T4">la</text:span><text:span text:style-name="T4"> </text:span><text:span text:style-name="T4">ligne</text:span><text:span text:style-name="T4"> </text:span><text:span text:style-name="T4">M</text:span><text:span text:style-name="T4">1 </text:span><text:span text:style-name="T4">pendant</text:span><text:span text:style-name="T4"> 8 </text:span><text:span text:style-name="T4">min</text:span><text:span text:style-name="T4">, </text:span><text:span text:style-name="T4">de</text:span><text:span text:style-name="T4"> </text:span><text:span text:style-name="T4">Bastille</text:span><text:span text:style-name="T4"> </text:span><text:span text:style-name="T4">à</text:span><text:span text:style-name="T4"> </text:span><text:span text:style-name="T4">Châtelet</text:span><text:span text:style-name="T4"> </text:span><text:span text:style-name="T4">Les</text:span><text:span text:style-name="T4"> </text:span><text:span text:style-name="T4">Halles</text:span></text:p>
      <text:p text:style-name="Console"><text:span text:style-name="T4">Correspondance</text:span><text:span text:style-name="T4"> </text:span><text:span text:style-name="T4">pour</text:span><text:span text:style-name="T4"> </text:span><text:span text:style-name="T4">ligne</text:span><text:span text:style-name="T4"> </text:span><text:span text:style-name="T4">B</text:span><text:span text:style-name="T4"> </text:span><text:span text:style-name="T4">pendant</text:span><text:span text:style-name="T4"> 6 </text:span><text:span text:style-name="T4">min</text:span></text:p>
      <text:p text:style-name="Console"><text:span text:style-name="T4">Prendre</text:span><text:span text:style-name="T4"> </text:span><text:span text:style-name="T4">la</text:span><text:span text:style-name="T4"> </text:span><text:span text:style-name="T4">ligne</text:span><text:span text:style-name="T4"> </text:span><text:span text:style-name="T4">B</text:span><text:span text:style-name="T4"> </text:span><text:span text:style-name="T4">pendant</text:span><text:span text:style-name="T4"> 12 </text:span><text:span text:style-name="T4">min</text:span><text:span text:style-name="T4">, </text:span><text:span text:style-name="T4">de</text:span><text:span text:style-name="T4"> </text:span><text:span text:style-name="T4">Châtelet</text:span><text:span text:style-name="T4"> </text:span><text:span text:style-name="T4">Les</text:span><text:span text:style-name="T4"> </text:span><text:span text:style-name="T4">Halles</text:span><text:span text:style-name="T4"> </text:span><text:span text:style-name="T4">à</text:span><text:span text:style-name="T4"> </text:span><text:span text:style-name="T4">Bourg</text:span><text:span text:style-name="T4">-</text:span><text:span text:style-name="T4">la</text:span><text:span text:style-name="T4">-</text:span><text:span text:style-name="T4">Reine</text:span></text:p>
      <text:p text:style-name="Console"><text:span text:style-name="T4">Correspondance</text:span><text:span text:style-name="T4"> </text:span><text:span text:style-name="T4">pour</text:span><text:span text:style-name="T4"> </text:span><text:span text:style-name="T4">ligne</text:span><text:span text:style-name="T4"> </text:span><text:span text:style-name="T4">B</text:span><text:span text:style-name="T4">4 </text:span><text:span text:style-name="T4">pendant</text:span><text:span text:style-name="T4"> 6 </text:span><text:span text:style-name="T4">min</text:span></text:p>
      <text:p text:style-name="Console"><text:span text:style-name="T4">Prendre</text:span><text:span text:style-name="T4"> </text:span><text:span text:style-name="T4">la</text:span><text:span text:style-name="T4"> </text:span><text:span text:style-name="T4">ligne</text:span><text:span text:style-name="T4"> </text:span><text:span text:style-name="T4">B</text:span><text:span text:style-name="T4">4 </text:span><text:span text:style-name="T4">pendant</text:span><text:span text:style-name="T4"> 4 </text:span><text:span text:style-name="T4">min</text:span><text:span text:style-name="T4">, </text:span><text:span text:style-name="T4">de</text:span><text:span text:style-name="T4"> </text:span><text:span text:style-name="T4">Bourg</text:span><text:span text:style-name="T4">-</text:span><text:span text:style-name="T4">la</text:span><text:span text:style-name="T4">-</text:span><text:span text:style-name="T4">Reine</text:span><text:span text:style-name="T4"> </text:span><text:span text:style-name="T4">à</text:span><text:span text:style-name="T4"> </text:span><text:span text:style-name="T4">Antony</text:span></text:p>
      <text:p text:style-name="Console"><text:span text:style-name="T4">Correspondance</text:span><text:span text:style-name="T4"> </text:span><text:span text:style-name="T4">pour</text:span><text:span text:style-name="T4"> </text:span><text:span text:style-name="T4">ligne</text:span><text:span text:style-name="T4"> </text:span><text:span text:style-name="T4">Val</text:span><text:span text:style-name="T4"> </text:span><text:span text:style-name="T4">pendant</text:span><text:span text:style-name="T4"> 6 </text:span><text:span text:style-name="T4">min</text:span></text:p>
      <text:p text:style-name="Console"><text:span text:style-name="T4">Prendre la ligne Val pendant 6 min, de Antony à Orly-Ouest, Aéroport d'Orly</text:span></text:p>
      <text:p text:style-name="Standard"><text:soft-page-break/>Il affiche également le résultat dans une fenêtre grâce à la SDL.</text:p>
      <text:p text:style-name="P9"><text:bookmark text:name="internal-source-marker_0.0631109718233347"/><text:span text:style-name="T8"><draw:frame draw:style-name="fr1" draw:name="images1" text:anchor-type="as-char" svg:y="-8.303cm" svg:width="17.833cm" svg:height="7.303cm" draw:z-index="0"><draw:image xlink:href="https://lh4.googleusercontent.com/CK3gn6gnTchyXj_IYq8bqYnomYmsDC_Ct38t1PDJ3mJxITDrGFkbhQrkCxBXOSRvdiffo58bi847USx3VhPJ6REfLg8hsq-yMvcgMVnTaVzP8fIt4pw" xlink:type="simple" xlink:show="embed" xlink:actuate="onLoad"/></draw:frame></text:span></text:p>
      <text:h text:style-name="P22" text:outline-level="10">Optimisations et extensions réalisées</text:h>
      <text:p text:style-name="P5">Nous avons souhaité réaliser diverses améliorations nous avons donc implémenté deux extensions principales : la recherche par noms et l’affichage graphique. Nous n’avons malheureusement pas eu le temps d’implémenter d’autres optimisation notamment l'implémentation de listes triées pour l’algorithme A*. Toutefois, sur tous les itinéraires calculés, l’affichage est quasi immédiat si bien que cette absence ne nous a pas paru gênante. </text:p>
      <text:h text:style-name="P26" text:outline-level="10"><text:bookmark-start text:name="h.nu8e0hh0cxul"/>Recherche<text:bookmark-end text:name="h.nu8e0hh0cxul"/> par nom</text:h>
      <text:p text:style-name="P5">Celle ci est implémenté dans la fonction <text:span text:style-name="T24">nomTonum</text:span>, elle propose à l’utilisateur les 5 meilleures nom correspondant.</text:p>
      <text:p text:style-name="P5">Principe de fonctionnement : en fonction de ce qu’a tapé l’utilisateur la fonction calcule pour tout les nom de station la ressemblance grâce à la fonction <text:span text:style-name="T24">strcasecmp</text:span> et la stocke dans un tableau. Les cinq meilleurs ressemblances sont triées et proposées à l’utilisateur.</text:p>
      <text:h text:style-name="P26" text:outline-level="10"><text:bookmark-start text:name="h.s27b26z1vkf0"/>Affichage<text:bookmark-end text:name="h.s27b26z1vkf0"/> graphique</text:h>
      <text:p text:style-name="P5">Nous avons également implémenter l’affichage graphique des résultats grâce à la bibliothèque SDL. Mais nous avons préféré afficher seulement <text:soft-page-break/>une liste des changements à effectuer plutôt que d’afficher les tracés sur une carte car cela nous paraissaient plus lisible. En effet, les 5% de stations qui se trouvent en périphérie lointaine restreignent les 95% de stations intra-muros à un gros pâté de points au centre de l’écran. Une solution intéressante aurait été d’implémenter un système de zoom mais cela nous a paru peu raisonnable au vu du nombre de séances accordées au projet.</text:p>
      <text:p text:style-name="P5">Concernant la taille de la fenêtre, celle-ci s’adapte automatiquement à son contenu.</text:p>
      <text:h text:style-name="P28" text:outline-level="10"/>
      <text:h text:outline-level="1"><text:bookmark-start text:name="h.4e9zj3b2l4qf"/><text:bookmark-end text:name="h.4e9zj3b2l4qf"/>Suivi</text:h>
      <text:h text:style-name="P22" text:outline-level="10"><text:bookmark-start text:name="h.fnwijme6zp4"/>Problèmes<text:bookmark-end text:name="h.fnwijme6zp4"/> rencontrés</text:h>
      <text:p text:style-name="P5">Mise à part les soucis classiques dû à la gestion des listes ou à celle de la SDL , nous n’avons pas rencontré de problèmes majeurs si ce n’est la gestion des entrées claviers. En effet nous avons dû utiliser la fonction <text:span text:style-name="T24">fgets</text:span> pour récupérer les données de l’utilisateur mais il s’est avéré que le buffer n’était pas vide et lors de la récupération suivante, nous obtenions des caractères non désirés. Nous avons donc utilisé une fonction <text:span text:style-name="T24">viderBuffer</text:span><text:span text:style-name="T2"> </text:span>(metro.c) afin de régler ce problème.</text:p>
      <text:h text:style-name="P22" text:outline-level="10"><text:bookmark-start text:name="h.gxe622adjsgd"/>Qu<text:bookmark-end text:name="h.gxe622adjsgd"/>'avons nous appris et que faudrait il de plus?</text:h>
      <text:p text:style-name="P4">Ce projet nous a permis de nous rendre compte des difficultés liées à la programmation de gros projets.</text:p>
      <text:p text:style-name="P4">D’un point de vue du code, on a pu se rendre compte que même si le langage C est très adapté pour les parties Algorithmique, Données et I/O Console, son utilisation dans la gestion d’une interface graphique (via notamment la bibliothèque SDL) relève du parcours du combattant. D'autres paradigmes de programmation semblent plus appropriés</text:p>
      <text:h text:style-name="P22" text:outline-level="10"><text:bookmark-start text:name="h.z9pkg51qsvo0"/>Suggestion<text:bookmark-end text:name="h.z9pkg51qsvo0"/> d’améliorations</text:h>
      <text:p text:style-name="P5">De nombreuses améliorations sont possibles comme l’ajout de listes triées, l’affichage d’un plan, la gestion de l’entrée utilisateur en SDL. </text:p>
      <text:h text:style-name="P30" text:outline-level="10"/>
      <text:h text:style-name="P31" text:outline-level="10"><text:bookmark-start text:name="h.cf1kkp7bmbvd"/>Conclusion<text:bookmark-end text:name="h.cf1kkp7bmbvd"/></text:h>
      <text:p text:style-name="P5">En conclusion, nous avons réussir à fournir un programme conforme à ce que l'on imaginait, c'est-à-dire de fonctionnement assez proche de celui du site ratp.fr.</text:p>
      <text:p text:style-name="P18">Si on compare les résultats fournies avec ce site avec ceux de notre programme, on constate quelques différences. Celles-ci concernent la durée des parcours et sur ce point, il serait peut être bon de revoir le coût des chemins ou bien la conversion cout ↔ temps. D'autre part le site prévoit également que l'usager puisse aller d'une station à l'autre à pied. Dans quelques cas, le résultat est semble-t'il plus rapide que de faire un changement de lignes au milieu du parcours. Il serait peut être intéressant de rajouter des arcs au graphe dans le fichier CSV pour nous aussi permettre à l'usager d'emprunter de tels itinéraire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mbria" svg:font-family="Cambria"/>
    <style:font-face style:name="Courier New" svg:font-family="'Courier New'"/>
    <style:font-face style:name="Georgia" svg:font-family="Georgia"/>
    <style:font-face style:name="OpenSymbol" svg:font-family="OpenSymbol"/>
    <style:font-face style:name="Times New Roman1" svg:font-family="'Times New Roman'"/>
    <style:font-face style:name="Cambria1" svg:font-family="Cambria" style:font-family-generic="roman"/>
    <style:font-face style:name="Ubuntu" svg:font-family="Ubuntu"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FreeMono" svg:font-family="FreeMono" style:font-adornments="Negreta" style:font-family-generic="modern" style:font-pitch="fixed"/>
    <style:font-face style:name="DejaVu Serif Condensed" svg:font-family="'DejaVu Serif Condensed'" style:font-adornments="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margin-top="0.4cm" fo:margin-bottom="0cm" fo:line-height="100%" fo:text-align="justify" style:justify-single-word="false" fo:orphans="2" fo:widows="2" fo:text-indent="0cm" style:auto-text-indent="false" fo:break-before="auto" fo:break-after="auto" style:writing-mode="lr-tb"/>
      <style:text-properties fo:color="#000000" style:text-line-through-style="none" style:font-name="DejaVu Serif Condensed"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auto-update="true" style:default-outline-level="1" style:list-style-name=""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auto-update="true" style:class="text">
      <style:paragraph-properties fo:margin-left="3.048cm" fo:margin-right="0cm" fo:margin-top="0.635cm" fo:margin-bottom="0.141cm" fo:text-indent="-0.026cm" style:auto-text-indent="false" fo:break-before="auto" fo:break-after="auto" style:writing-mode="lr-tb">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sole" style:family="paragraph" style:class="text" style:master-page-name="">
      <style:paragraph-properties style:page-number="auto" fo:background-color="#000000" fo:padding="0.049cm" fo:border="0.002cm solid #000000" style:shadow="none">
        <style:background-image/>
      </style:paragraph-properties>
      <style:text-properties fo:color="#ffffff" style:font-name="FreeMono" fo:font-weight="bold"/>
    </style:style>
    <style:style style:name="Code" style:family="paragraph" style:auto-update="true">
      <style:text-properties style:font-name="Courier New2"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Sans_20_nom1" style:display-name="Sans nom1" style:family="paragraph" style:parent-style-name="Heading_20_2" style:default-outline-level="2" style:list-style-name="Numbering_20_2" style:class="text"/>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1"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2"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3"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4"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5"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6"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7"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1Level8" style:family="text">
      <style:text-properties fo:color="#000000" style:text-line-through-style="none"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List2Level0"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1"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2"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3"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4"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5"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6"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7"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2Level8" style:family="text">
      <style:text-properties fo:color="#000000"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List3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3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4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5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6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7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8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9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0"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2"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3"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4"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5"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6"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7"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List10Level8"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Bullet_20_Symbols" text:bullet-char="•">
        <style:list-level-properties text:space-before="0.635cm" text:min-label-width="0.635cm"/>
        <style:text-properties style:font-name="StarSymbol"/>
      </text:list-level-style-bullet>
      <text:list-level-style-bullet text:level="2" text:style-name="List2Level1" text:bullet-char="○">
        <style:list-level-properties text:space-before="1.905cm" text:min-label-width="0.635cm"/>
        <style:text-properties style:font-name="Cambria1"/>
      </text:list-level-style-bullet>
      <text:list-level-style-bullet text:level="3" text:style-name="List2Level2" text:bullet-char="■">
        <style:list-level-properties text:min-label-width="3.81cm" text:min-label-distance="0.318cm" fo:text-align="end"/>
        <style:text-properties style:font-name="Cambria1"/>
      </text:list-level-style-bullet>
      <text:list-level-style-bullet text:level="4" text:style-name="List2Level3" text:bullet-char="●">
        <style:list-level-properties text:space-before="4.445cm" text:min-label-width="0.635cm"/>
        <style:text-properties style:font-name="Cambria1"/>
      </text:list-level-style-bullet>
      <text:list-level-style-bullet text:level="5" text:style-name="List2Level4" text:bullet-char="○">
        <style:list-level-properties text:space-before="5.715cm" text:min-label-width="0.635cm"/>
        <style:text-properties style:font-name="Cambria1"/>
      </text:list-level-style-bullet>
      <text:list-level-style-bullet text:level="6" text:style-name="List2Level5" text:bullet-char="■">
        <style:list-level-properties text:min-label-width="7.62cm" text:min-label-distance="0.318cm" fo:text-align="end"/>
        <style:text-properties style:font-name="Cambria1"/>
      </text:list-level-style-bullet>
      <text:list-level-style-bullet text:level="7" text:style-name="List2Level6" text:bullet-char="●">
        <style:list-level-properties text:space-before="8.255cm" text:min-label-width="0.635cm"/>
        <style:text-properties style:font-name="Cambria1"/>
      </text:list-level-style-bullet>
      <text:list-level-style-bullet text:level="8" text:style-name="List2Level7" text:bullet-char="○">
        <style:list-level-properties text:space-before="9.525cm" text:min-label-width="0.635cm"/>
        <style:text-properties style:font-name="Cambria1"/>
      </text:list-level-style-bullet>
      <text:list-level-style-bullet text:level="9" text:style-name="List2Level8" text:bullet-char="■">
        <style:list-level-properties text:min-label-width="11.43cm" text:min-label-distance="0.318cm" fo:text-align="end"/>
        <style:text-properties style:font-name="Cambri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Courier New1"/>
      </text:list-level-style-bullet>
      <text:list-level-style-bullet text:level="2" text:style-name="List3Level1" text:bullet-char="○">
        <style:list-level-properties text:space-before="1.905cm" text:min-label-width="0.635cm"/>
        <style:text-properties style:font-name="Courier New1"/>
      </text:list-level-style-bullet>
      <text:list-level-style-bullet text:level="3" text:style-name="List3Level2" text:bullet-char="■">
        <style:list-level-properties text:min-label-width="3.81cm" text:min-label-distance="0.318cm" fo:text-align="end"/>
        <style:text-properties style:font-name="Courier New1"/>
      </text:list-level-style-bullet>
      <text:list-level-style-bullet text:level="4" text:style-name="List3Level3" text:bullet-char="●">
        <style:list-level-properties text:space-before="4.445cm" text:min-label-width="0.635cm"/>
        <style:text-properties style:font-name="Courier New1"/>
      </text:list-level-style-bullet>
      <text:list-level-style-bullet text:level="5" text:style-name="List3Level4" text:bullet-char="○">
        <style:list-level-properties text:space-before="5.715cm" text:min-label-width="0.635cm"/>
        <style:text-properties style:font-name="Courier New1"/>
      </text:list-level-style-bullet>
      <text:list-level-style-bullet text:level="6" text:style-name="List3Level5" text:bullet-char="■">
        <style:list-level-properties text:min-label-width="7.62cm" text:min-label-distance="0.318cm" fo:text-align="end"/>
        <style:text-properties style:font-name="Courier New1"/>
      </text:list-level-style-bullet>
      <text:list-level-style-bullet text:level="7" text:style-name="List3Level6" text:bullet-char="●">
        <style:list-level-properties text:space-before="8.255cm" text:min-label-width="0.635cm"/>
        <style:text-properties style:font-name="Courier New1"/>
      </text:list-level-style-bullet>
      <text:list-level-style-bullet text:level="8" text:style-name="List3Level7" text:bullet-char="○">
        <style:list-level-properties text:space-before="9.525cm" text:min-label-width="0.635cm"/>
        <style:text-properties style:font-name="Courier New1"/>
      </text:list-level-style-bullet>
      <text:list-level-style-bullet text:level="9" text:style-name="List3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Courier New1"/>
      </text:list-level-style-bullet>
      <text:list-level-style-bullet text:level="2" text:style-name="List4Level1" text:bullet-char="○">
        <style:list-level-properties text:space-before="1.905cm" text:min-label-width="0.635cm"/>
        <style:text-properties style:font-name="Courier New1"/>
      </text:list-level-style-bullet>
      <text:list-level-style-bullet text:level="3" text:style-name="List4Level2" text:bullet-char="■">
        <style:list-level-properties text:min-label-width="3.81cm" text:min-label-distance="0.318cm" fo:text-align="end"/>
        <style:text-properties style:font-name="Courier New1"/>
      </text:list-level-style-bullet>
      <text:list-level-style-bullet text:level="4" text:style-name="List4Level3" text:bullet-char="●">
        <style:list-level-properties text:space-before="4.445cm" text:min-label-width="0.635cm"/>
        <style:text-properties style:font-name="Courier New1"/>
      </text:list-level-style-bullet>
      <text:list-level-style-bullet text:level="5" text:style-name="List4Level4" text:bullet-char="○">
        <style:list-level-properties text:space-before="5.715cm" text:min-label-width="0.635cm"/>
        <style:text-properties style:font-name="Courier New1"/>
      </text:list-level-style-bullet>
      <text:list-level-style-bullet text:level="6" text:style-name="List4Level5" text:bullet-char="■">
        <style:list-level-properties text:min-label-width="7.62cm" text:min-label-distance="0.318cm" fo:text-align="end"/>
        <style:text-properties style:font-name="Courier New1"/>
      </text:list-level-style-bullet>
      <text:list-level-style-bullet text:level="7" text:style-name="List4Level6" text:bullet-char="●">
        <style:list-level-properties text:space-before="8.255cm" text:min-label-width="0.635cm"/>
        <style:text-properties style:font-name="Courier New1"/>
      </text:list-level-style-bullet>
      <text:list-level-style-bullet text:level="8" text:style-name="List4Level7" text:bullet-char="○">
        <style:list-level-properties text:space-before="9.525cm" text:min-label-width="0.635cm"/>
        <style:text-properties style:font-name="Courier New1"/>
      </text:list-level-style-bullet>
      <text:list-level-style-bullet text:level="9" text:style-name="List4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Courier New1"/>
      </text:list-level-style-bullet>
      <text:list-level-style-bullet text:level="2" text:style-name="List5Level1" text:bullet-char="○">
        <style:list-level-properties text:space-before="1.905cm" text:min-label-width="0.635cm"/>
        <style:text-properties style:font-name="Courier New1"/>
      </text:list-level-style-bullet>
      <text:list-level-style-bullet text:level="3" text:style-name="List5Level2" text:bullet-char="■">
        <style:list-level-properties text:min-label-width="3.81cm" text:min-label-distance="0.318cm" fo:text-align="end"/>
        <style:text-properties style:font-name="Courier New1"/>
      </text:list-level-style-bullet>
      <text:list-level-style-bullet text:level="4" text:style-name="List5Level3" text:bullet-char="●">
        <style:list-level-properties text:space-before="4.445cm" text:min-label-width="0.635cm"/>
        <style:text-properties style:font-name="Courier New1"/>
      </text:list-level-style-bullet>
      <text:list-level-style-bullet text:level="5" text:style-name="List5Level4" text:bullet-char="○">
        <style:list-level-properties text:space-before="5.715cm" text:min-label-width="0.635cm"/>
        <style:text-properties style:font-name="Courier New1"/>
      </text:list-level-style-bullet>
      <text:list-level-style-bullet text:level="6" text:style-name="List5Level5" text:bullet-char="■">
        <style:list-level-properties text:min-label-width="7.62cm" text:min-label-distance="0.318cm" fo:text-align="end"/>
        <style:text-properties style:font-name="Courier New1"/>
      </text:list-level-style-bullet>
      <text:list-level-style-bullet text:level="7" text:style-name="List5Level6" text:bullet-char="●">
        <style:list-level-properties text:space-before="8.255cm" text:min-label-width="0.635cm"/>
        <style:text-properties style:font-name="Courier New1"/>
      </text:list-level-style-bullet>
      <text:list-level-style-bullet text:level="8" text:style-name="List5Level7" text:bullet-char="○">
        <style:list-level-properties text:space-before="9.525cm" text:min-label-width="0.635cm"/>
        <style:text-properties style:font-name="Courier New1"/>
      </text:list-level-style-bullet>
      <text:list-level-style-bullet text:level="9" text:style-name="List5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Courier New1"/>
      </text:list-level-style-bullet>
      <text:list-level-style-bullet text:level="2" text:style-name="List6Level1" text:bullet-char="○">
        <style:list-level-properties text:space-before="1.905cm" text:min-label-width="0.635cm"/>
        <style:text-properties style:font-name="Courier New1"/>
      </text:list-level-style-bullet>
      <text:list-level-style-bullet text:level="3" text:style-name="List6Level2" text:bullet-char="■">
        <style:list-level-properties text:min-label-width="3.81cm" text:min-label-distance="0.318cm" fo:text-align="end"/>
        <style:text-properties style:font-name="Courier New1"/>
      </text:list-level-style-bullet>
      <text:list-level-style-bullet text:level="4" text:style-name="List6Level3" text:bullet-char="●">
        <style:list-level-properties text:space-before="4.445cm" text:min-label-width="0.635cm"/>
        <style:text-properties style:font-name="Courier New1"/>
      </text:list-level-style-bullet>
      <text:list-level-style-bullet text:level="5" text:style-name="List6Level4" text:bullet-char="○">
        <style:list-level-properties text:space-before="5.715cm" text:min-label-width="0.635cm"/>
        <style:text-properties style:font-name="Courier New1"/>
      </text:list-level-style-bullet>
      <text:list-level-style-bullet text:level="6" text:style-name="List6Level5" text:bullet-char="■">
        <style:list-level-properties text:min-label-width="7.62cm" text:min-label-distance="0.318cm" fo:text-align="end"/>
        <style:text-properties style:font-name="Courier New1"/>
      </text:list-level-style-bullet>
      <text:list-level-style-bullet text:level="7" text:style-name="List6Level6" text:bullet-char="●">
        <style:list-level-properties text:space-before="8.255cm" text:min-label-width="0.635cm"/>
        <style:text-properties style:font-name="Courier New1"/>
      </text:list-level-style-bullet>
      <text:list-level-style-bullet text:level="8" text:style-name="List6Level7" text:bullet-char="○">
        <style:list-level-properties text:space-before="9.525cm" text:min-label-width="0.635cm"/>
        <style:text-properties style:font-name="Courier New1"/>
      </text:list-level-style-bullet>
      <text:list-level-style-bullet text:level="9" text:style-name="List6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Courier New1"/>
      </text:list-level-style-bullet>
      <text:list-level-style-bullet text:level="2" text:style-name="List7Level1" text:bullet-char="○">
        <style:list-level-properties text:space-before="1.905cm" text:min-label-width="0.635cm"/>
        <style:text-properties style:font-name="Courier New1"/>
      </text:list-level-style-bullet>
      <text:list-level-style-bullet text:level="3" text:style-name="List7Level2" text:bullet-char="■">
        <style:list-level-properties text:min-label-width="3.81cm" text:min-label-distance="0.318cm" fo:text-align="end"/>
        <style:text-properties style:font-name="Courier New1"/>
      </text:list-level-style-bullet>
      <text:list-level-style-bullet text:level="4" text:style-name="List7Level3" text:bullet-char="●">
        <style:list-level-properties text:space-before="4.445cm" text:min-label-width="0.635cm"/>
        <style:text-properties style:font-name="Courier New1"/>
      </text:list-level-style-bullet>
      <text:list-level-style-bullet text:level="5" text:style-name="List7Level4" text:bullet-char="○">
        <style:list-level-properties text:space-before="5.715cm" text:min-label-width="0.635cm"/>
        <style:text-properties style:font-name="Courier New1"/>
      </text:list-level-style-bullet>
      <text:list-level-style-bullet text:level="6" text:style-name="List7Level5" text:bullet-char="■">
        <style:list-level-properties text:min-label-width="7.62cm" text:min-label-distance="0.318cm" fo:text-align="end"/>
        <style:text-properties style:font-name="Courier New1"/>
      </text:list-level-style-bullet>
      <text:list-level-style-bullet text:level="7" text:style-name="List7Level6" text:bullet-char="●">
        <style:list-level-properties text:space-before="8.255cm" text:min-label-width="0.635cm"/>
        <style:text-properties style:font-name="Courier New1"/>
      </text:list-level-style-bullet>
      <text:list-level-style-bullet text:level="8" text:style-name="List7Level7" text:bullet-char="○">
        <style:list-level-properties text:space-before="9.525cm" text:min-label-width="0.635cm"/>
        <style:text-properties style:font-name="Courier New1"/>
      </text:list-level-style-bullet>
      <text:list-level-style-bullet text:level="9" text:style-name="List7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Courier New1"/>
      </text:list-level-style-bullet>
      <text:list-level-style-bullet text:level="2" text:style-name="List8Level1" text:bullet-char="○">
        <style:list-level-properties text:space-before="1.905cm" text:min-label-width="0.635cm"/>
        <style:text-properties style:font-name="Courier New1"/>
      </text:list-level-style-bullet>
      <text:list-level-style-bullet text:level="3" text:style-name="List8Level2" text:bullet-char="■">
        <style:list-level-properties text:min-label-width="3.81cm" text:min-label-distance="0.318cm" fo:text-align="end"/>
        <style:text-properties style:font-name="Courier New1"/>
      </text:list-level-style-bullet>
      <text:list-level-style-bullet text:level="4" text:style-name="List8Level3" text:bullet-char="●">
        <style:list-level-properties text:space-before="4.445cm" text:min-label-width="0.635cm"/>
        <style:text-properties style:font-name="Courier New1"/>
      </text:list-level-style-bullet>
      <text:list-level-style-bullet text:level="5" text:style-name="List8Level4" text:bullet-char="○">
        <style:list-level-properties text:space-before="5.715cm" text:min-label-width="0.635cm"/>
        <style:text-properties style:font-name="Courier New1"/>
      </text:list-level-style-bullet>
      <text:list-level-style-bullet text:level="6" text:style-name="List8Level5" text:bullet-char="■">
        <style:list-level-properties text:min-label-width="7.62cm" text:min-label-distance="0.318cm" fo:text-align="end"/>
        <style:text-properties style:font-name="Courier New1"/>
      </text:list-level-style-bullet>
      <text:list-level-style-bullet text:level="7" text:style-name="List8Level6" text:bullet-char="●">
        <style:list-level-properties text:space-before="8.255cm" text:min-label-width="0.635cm"/>
        <style:text-properties style:font-name="Courier New1"/>
      </text:list-level-style-bullet>
      <text:list-level-style-bullet text:level="8" text:style-name="List8Level7" text:bullet-char="○">
        <style:list-level-properties text:space-before="9.525cm" text:min-label-width="0.635cm"/>
        <style:text-properties style:font-name="Courier New1"/>
      </text:list-level-style-bullet>
      <text:list-level-style-bullet text:level="9" text:style-name="List8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Courier New1"/>
      </text:list-level-style-bullet>
      <text:list-level-style-bullet text:level="2" text:style-name="List9Level1" text:bullet-char="○">
        <style:list-level-properties text:space-before="1.905cm" text:min-label-width="0.635cm"/>
        <style:text-properties style:font-name="Courier New1"/>
      </text:list-level-style-bullet>
      <text:list-level-style-bullet text:level="3" text:style-name="List9Level2" text:bullet-char="■">
        <style:list-level-properties text:min-label-width="3.81cm" text:min-label-distance="0.318cm" fo:text-align="end"/>
        <style:text-properties style:font-name="Courier New1"/>
      </text:list-level-style-bullet>
      <text:list-level-style-bullet text:level="4" text:style-name="List9Level3" text:bullet-char="●">
        <style:list-level-properties text:space-before="4.445cm" text:min-label-width="0.635cm"/>
        <style:text-properties style:font-name="Courier New1"/>
      </text:list-level-style-bullet>
      <text:list-level-style-bullet text:level="5" text:style-name="List9Level4" text:bullet-char="○">
        <style:list-level-properties text:space-before="5.715cm" text:min-label-width="0.635cm"/>
        <style:text-properties style:font-name="Courier New1"/>
      </text:list-level-style-bullet>
      <text:list-level-style-bullet text:level="6" text:style-name="List9Level5" text:bullet-char="■">
        <style:list-level-properties text:min-label-width="7.62cm" text:min-label-distance="0.318cm" fo:text-align="end"/>
        <style:text-properties style:font-name="Courier New1"/>
      </text:list-level-style-bullet>
      <text:list-level-style-bullet text:level="7" text:style-name="List9Level6" text:bullet-char="●">
        <style:list-level-properties text:space-before="8.255cm" text:min-label-width="0.635cm"/>
        <style:text-properties style:font-name="Courier New1"/>
      </text:list-level-style-bullet>
      <text:list-level-style-bullet text:level="8" text:style-name="List9Level7" text:bullet-char="○">
        <style:list-level-properties text:space-before="9.525cm" text:min-label-width="0.635cm"/>
        <style:text-properties style:font-name="Courier New1"/>
      </text:list-level-style-bullet>
      <text:list-level-style-bullet text:level="9" text:style-name="List9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Courier New1"/>
      </text:list-level-style-bullet>
      <text:list-level-style-bullet text:level="2" text:style-name="List10Level1" text:bullet-char="○">
        <style:list-level-properties text:space-before="1.905cm" text:min-label-width="0.635cm"/>
        <style:text-properties style:font-name="Courier New1"/>
      </text:list-level-style-bullet>
      <text:list-level-style-bullet text:level="3" text:style-name="List10Level2" text:bullet-char="■">
        <style:list-level-properties text:min-label-width="3.81cm" text:min-label-distance="0.318cm" fo:text-align="end"/>
        <style:text-properties style:font-name="Courier New1"/>
      </text:list-level-style-bullet>
      <text:list-level-style-bullet text:level="4" text:style-name="List10Level3" text:bullet-char="●">
        <style:list-level-properties text:space-before="4.445cm" text:min-label-width="0.635cm"/>
        <style:text-properties style:font-name="Courier New1"/>
      </text:list-level-style-bullet>
      <text:list-level-style-bullet text:level="5" text:style-name="List10Level4" text:bullet-char="○">
        <style:list-level-properties text:space-before="5.715cm" text:min-label-width="0.635cm"/>
        <style:text-properties style:font-name="Courier New1"/>
      </text:list-level-style-bullet>
      <text:list-level-style-bullet text:level="6" text:style-name="List10Level5" text:bullet-char="■">
        <style:list-level-properties text:min-label-width="7.62cm" text:min-label-distance="0.318cm" fo:text-align="end"/>
        <style:text-properties style:font-name="Courier New1"/>
      </text:list-level-style-bullet>
      <text:list-level-style-bullet text:level="7" text:style-name="List10Level6" text:bullet-char="●">
        <style:list-level-properties text:space-before="8.255cm" text:min-label-width="0.635cm"/>
        <style:text-properties style:font-name="Courier New1"/>
      </text:list-level-style-bullet>
      <text:list-level-style-bullet text:level="8" text:style-name="List10Level7" text:bullet-char="○">
        <style:list-level-properties text:space-before="9.525cm" text:min-label-width="0.635cm"/>
        <style:text-properties style:font-name="Courier New1"/>
      </text:list-level-style-bullet>
      <text:list-level-style-bullet text:level="9" text:style-name="List10Level8" text:bullet-char="■">
        <style:list-level-properties text:min-label-width="11.43cm" text:min-label-distance="0.318cm" fo:text-align="end"/>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dc:creator>Florian Tavares</dc:creator>
    <meta:editing-cycles>19</meta:editing-cycles>
    <dc:date>2012-06-03T15:07:28</dc:date>
    <meta:editing-duration>PT3H17M21S</meta:editing-duration>
    <meta:document-statistic meta:table-count="1" meta:image-count="1" meta:object-count="0" meta:page-count="16" meta:paragraph-count="227" meta:word-count="3363" meta:character-count="21189"/>
  </office:meta>
</office:document-meta>
</file>